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" svg:font-family="'DejaVu Sans Mono'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line-height="100%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" style:family="paragraph" style:parent-style-name="Standard">
      <loext:graphic-properties draw:fill-color="#ffffff"/>
      <style:paragraph-properties fo:line-height="100%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fo:font-weight="bold" officeooo:rsid="0016cf62" officeooo:paragraph-rsid="00258f28" style:font-name-asian="Times New Roman1" style:font-size-asian="14pt" style:font-weight-asian="bold" style:font-name-complex="Times New Roman1" style:font-size-complex="14pt" style:font-weight-complex="bold"/>
    </style:style>
    <style:style style:name="P5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style:font-name="Times New Roman" officeooo:rsid="00258f28" officeooo:paragraph-rsid="00258f28"/>
    </style:style>
    <style:style style:name="P6" style:family="paragraph" style:parent-style-name="Standard">
      <style:text-properties style:font-name="TimesNewRoman" fo:font-size="14pt" fo:font-weight="bold" style:font-size-asian="14pt" style:font-weight-asian="bold" style:font-size-complex="14pt" style:font-weight-complex="bold"/>
    </style:style>
    <style:style style:name="P7" style:family="paragraph" style:parent-style-name="Standard">
      <loext:graphic-properties draw:fill-color="#ffffff"/>
      <style:paragraph-properties fo:line-height="100%" fo:text-align="justify" style:justify-single-word="false" fo:orphans="0" fo:widows="0"/>
    </style:style>
    <style:style style:name="P8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5c1e"/>
    </style:style>
    <style:style style:name="P9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16c48f"/>
    </style:style>
    <style:style style:name="P10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officeooo:paragraph-rsid="0024a448"/>
    </style:style>
    <style:style style:name="P11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12" style:family="paragraph" style:parent-style-name="Standard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bold" officeooo:paragraph-rsid="00165c1e" style:font-name-asian="Times New Roman1" style:font-size-asian="14pt" style:font-weight-asian="bold" style:font-name-complex="Times New Roman1" style:font-size-complex="14pt" style:font-weight-complex="bold"/>
    </style:style>
    <style:style style:name="P13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14" style:family="paragraph" style:parent-style-name="Standard">
      <style:text-properties officeooo:rsid="00287ae6" officeooo:paragraph-rsid="00287ae6"/>
    </style:style>
    <style:style style:name="P15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16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17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font-weight="bold" fo:background-color="#ffffff" style:font-name-asian="Times New Roman1" style:font-size-asian="20pt" style:font-weight-asian="bold" style:font-name-complex="Times New Roman1" style:font-size-complex="20pt"/>
    </style:style>
    <style:style style:name="P18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20pt" fo:background-color="#ffffff" style:font-name-asian="Times New Roman1" style:font-size-asian="20pt" style:font-name-complex="Times New Roman1" style:font-size-complex="20pt"/>
    </style:style>
    <style:style style:name="P19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/>
      <style:text-properties style:font-name="Times New Roman" fo:font-size="16pt" style:font-name-asian="Times New Roman1" style:font-size-asian="16pt" style:font-name-complex="Times New Roman1" style:font-size-complex="16pt"/>
    </style:style>
    <style:style style:name="P20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1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start" style:justify-single-word="false" fo:text-indent="0cm" style:auto-text-indent="fals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2" style:family="paragraph" style:parent-styl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cm" style:auto-text-indent="false" fo:break-before="page"/>
      <style:text-properties style:font-name="Times New Roman" fo:font-size="14pt" fo:background-color="#ffffff" style:font-name-asian="Times New Roman1" style:font-size-asian="14pt" style:font-name-complex="Times New Roman1" style:font-size-complex="14pt"/>
    </style:style>
    <style:style style:name="P23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</style:style>
    <style:style style:name="P24" style:family="paragraph" style:parent-style-name="Standard">
      <loext:graphic-properties draw:fill-color="#ffffff"/>
      <style:paragraph-properties fo:margin-left="0cm" fo:margin-right="0cm" fo:line-height="100%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5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6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0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P28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29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27cm" style:auto-text-indent="false"/>
      <style:text-properties style:font-name="Times New Roman" fo:font-size="14pt" officeooo:rsid="0015e205" officeooo:paragraph-rsid="0015e205" style:font-name-asian="Times New Roman1" style:font-size-asian="14pt" style:font-name-complex="Times New Roman1" style:font-size-complex="14pt"/>
    </style:style>
    <style:style style:name="P3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officeooo:paragraph-rsid="00165c1e"/>
    </style:style>
    <style:style style:name="P31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32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65c1e" officeooo:paragraph-rsid="00165c1e" style:font-name-asian="Times New Roman1" style:font-size-asian="14pt" style:font-name-complex="Times New Roman1" style:font-size-complex="14pt"/>
    </style:style>
    <style:style style:name="P33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27cm" style:auto-text-indent="false"/>
      <style:text-properties style:font-name="Times New Roman" fo:font-size="14pt" officeooo:rsid="001e04d2" officeooo:paragraph-rsid="001e04d2" style:font-name-asian="Times New Roman1" style:font-size-asian="14pt" style:font-name-complex="Times New Roman1" style:font-size-complex="14pt"/>
    </style:style>
    <style:style style:name="P34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35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6" style:family="paragraph" style:parent-style-name="Standard">
      <style:paragraph-properties fo:margin-top="0.423cm" fo:margin-bottom="0.423cm" loext:contextual-spacing="false" fo:line-height="100%" fo:text-align="justify" style:justify-single-word="false" fo:orphans="0" fo:widows="0"/>
      <style:text-properties officeooo:paragraph-rsid="00165c1e"/>
    </style:style>
    <style:style style:name="P37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3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38" style:family="paragraph" style:parent-style-name="Standard">
      <loext:graphic-properties draw:fill-color="#ffffff"/>
      <style:paragraph-properties fo:margin-left="0cm" fo:margin-right="0cm" fo:line-height="100%" fo:text-align="justify" style:justify-single-word="false" fo:orphans="0" fo:widows="0" fo:text-indent="1.199cm" style:auto-text-indent="false" style:writing-mode="lr-tb"/>
      <style:text-properties style:font-name="Times New Roman" fo:font-size="14pt" officeooo:rsid="0015efd5" officeooo:paragraph-rsid="0015efd5" style:font-name-asian="Times New Roman1" style:font-size-asian="14pt" style:font-name-complex="Times New Roman1" style:font-size-complex="14pt"/>
    </style:style>
    <style:style style:name="P39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Liberation Serif" fo:font-size="14pt" fo:font-weight="normal" style:font-size-asian="14pt" style:font-weight-asian="normal" style:font-size-complex="14pt" style:font-weight-complex="normal"/>
    </style:style>
    <style:style style:name="P40" style:family="paragraph" style:parent-style-name="Standard">
      <style:paragraph-properties fo:margin-left="0cm" fo:margin-right="0cm" fo:margin-top="0.423cm" fo:margin-bottom="0.423cm" loext:contextual-spacing="false" fo:line-height="100%" fo:text-align="justify" style:justify-single-word="false" fo:orphans="0" fo:widows="0" fo:text-indent="1.199cm" style:auto-text-indent="false" style:writing-mode="lr-tb"/>
      <style:text-properties style:font-name="Times New Roman" fo:font-size="14pt" fo:font-weight="normal" style:font-name-asian="Times New Roman1" style:font-size-asian="14pt" style:font-weight-asian="normal" style:font-name-complex="Times New Roman1" style:font-size-complex="14pt" style:font-weight-complex="normal"/>
    </style:style>
    <style:style style:name="P41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5c1e" style:font-name-asian="Times New Roman1" style:font-size-asian="10pt" style:font-weight-asian="bold" style:font-name-complex="Times New Roman1" style:font-size-complex="10pt" style:font-weight-complex="bold"/>
    </style:style>
    <style:style style:name="P42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1" fo:font-size="10pt" fo:font-weight="bold" officeooo:paragraph-rsid="0016c48f" style:font-name-asian="Times New Roman1" style:font-size-asian="10pt" style:font-weight-asian="bold" style:font-name-complex="Times New Roman1" style:font-size-complex="10pt" style:font-weight-complex="bold"/>
    </style:style>
    <style:style style:name="P43" style:family="paragraph" style:parent-style-name="Standard" style:master-page-name="Standard">
      <loext:graphic-properties draw:fill-color="#ffffff"/>
      <style:paragraph-properties fo:margin-left="0cm" fo:margin-right="0cm" fo:margin-top="0cm" fo:margin-bottom="0.212cm" loext:contextual-spacing="false" fo:line-height="100%" fo:text-align="center" style:justify-single-word="false" fo:text-indent="0.741cm" style:auto-text-indent="false" style:page-number="1"/>
      <style:text-properties style:font-name="Times New Roman" fo:font-size="14pt" fo:font-weight="bold" fo:background-color="#ffffff" style:font-name-asian="Times New Roman1" style:font-size-asian="14pt" style:font-weight-asian="bold" style:font-name-complex="Times New Roman1" style:font-size-complex="14pt"/>
    </style:style>
    <style:style style:name="P44" style:family="paragraph" style:parent-style-name="Standard" style:list-style-name="L1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officeooo:rsid="0015e205" officeooo:paragraph-rsid="0015e205" style:font-name-asian="Times New Roman1" style:font-size-asian="14pt" style:font-name-complex="Times New Roman1" style:font-size-complex="14pt"/>
    </style:style>
    <style:style style:name="P45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style:font-name="Times New Roman" fo:font-size="14pt" style:font-name-asian="Times New Roman1" style:font-size-asian="14pt" style:font-name-complex="Times New Roman1" style:font-size-complex="14pt"/>
    </style:style>
    <style:style style:name="P46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</style:style>
    <style:style style:name="P47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48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5efd5" officeooo:paragraph-rsid="0015efd5" style:font-name-asian="Times New Roman1" style:font-size-asian="14pt" style:font-weight-asian="normal" style:font-name-complex="Times New Roman1" style:font-size-complex="14pt" style:font-weight-complex="normal"/>
    </style:style>
    <style:style style:name="P49" style:family="paragraph" style:parent-style-name="Standard" style:list-style-name="WWNum3">
      <loext:graphic-properties draw:fill-color="#ffffff"/>
      <style:paragraph-properties fo:line-height="100%" fo:text-align="justify" style:justify-single-word="false" fo:orphans="0" fo:widows="0"/>
      <style:text-properties fo:color="#000000" style:font-name="Times New Roman" fo:font-size="14pt" fo:font-weight="normal" officeooo:rsid="00165c1e" officeooo:paragraph-rsid="00165c1e" style:font-name-asian="Times New Roman1" style:font-size-asian="14pt" style:font-weight-asian="normal" style:font-name-complex="Times New Roman1" style:font-size-complex="14pt" style:font-weight-complex="normal"/>
    </style:style>
    <style:style style:name="P50" style:family="paragraph" style:parent-style-name="Standard">
      <style:text-properties fo:font-size="14pt" fo:font-weight="bold" officeooo:rsid="00287ae6" officeooo:paragraph-rsid="00287ae6" style:font-size-asian="14pt" style:font-weight-asian="bold" style:font-size-complex="14pt" style:font-weight-complex="bold"/>
    </style:style>
    <style:style style:name="P51" style:family="paragraph" style:parent-style-name="Standard" style:list-style-name="WWNum2">
      <loext:graphic-properties draw:fill-color="#ffffff"/>
      <style:paragraph-properties fo:margin-left="1.27cm" fo:margin-right="0cm" fo:line-height="100%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2" style:family="paragraph" style:parent-style-name="Standard" style:list-style-name="WWNum2">
      <loext:graphic-properties draw:fill-color="#ffffff"/>
      <style:paragraph-properties fo:margin-left="1.27cm" fo:margin-right="0cm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3" style:family="paragraph" style:parent-style-name="Standard" style:list-style-name="WWNum2">
      <style:paragraph-properties fo:margin-left="1.27cm" fo:margin-right="0cm" fo:margin-top="0.423cm" fo:margin-bottom="0.423cm" loext:contextual-spacing="false" fo:line-height="100%" fo:text-align="justify" style:justify-single-word="false" fo:orphans="0" fo:widows="0" fo:text-indent="-0.635cm" style:auto-text-indent="false"/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P54" style:family="paragraph" style:parent-style-name="Standard" style:list-style-name="L1" style:master-page-name="">
      <loext:graphic-properties draw:fill="none" draw:fill-color="#ffffff"/>
      <style:paragraph-properties fo:margin-left="0cm" fo:margin-right="0cm" fo:line-height="100%" fo:text-align="justify" style:justify-single-word="false" fo:orphans="0" fo:widows="0" fo:text-indent="0.4cm" style:auto-text-indent="false" style:page-number="auto" fo:background-color="transparent" style:writing-mode="lr-tb">
        <style:tab-stops>
          <style:tab-stop style:position="1.296cm"/>
        </style:tab-stops>
      </style:paragraph-properties>
      <style:text-properties officeooo:rsid="0015e205" officeooo:paragraph-rsid="0015e205"/>
    </style:style>
    <style:style style:name="P55" style:family="paragraph" style:parent-style-name="Standard" style:list-style-name="WWNum2">
      <style:paragraph-properties fo:margin-top="0.423cm" fo:margin-bottom="0.423cm" loext:contextual-spacing="false" fo:line-height="100%" fo:text-align="justify" style:justify-single-word="false" fo:orphans="0" fo:widows="0"/>
      <style:text-properties style:font-name="Times New Roman" fo:font-size="14pt" fo:font-weight="bold" officeooo:paragraph-rsid="0015efd5" style:font-name-asian="Times New Roman1" style:font-size-asian="14pt" style:font-weight-asian="bold" style:font-name-complex="Times New Roman1" style:font-size-complex="14pt"/>
    </style:style>
    <style:style style:name="P56" style:family="paragraph" style:parent-style-name="Preformatted_20_Text">
      <loext:graphic-properties draw:fill-color="#ffffff"/>
      <style:paragraph-properties fo:line-height="100%" fo:text-align="justify" style:justify-single-word="false" fo:orphans="0" fo:widows="0"/>
      <style:text-properties fo:color="#000000" style:font-name="DejaVu Sans Mono" officeooo:paragraph-rsid="0016c48f"/>
    </style:style>
    <style:style style:name="T1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/>
    </style:style>
    <style:style style:name="T2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/>
    </style:style>
    <style:style style:name="T3" style:family="text">
      <style:text-properties style:font-name="Times New Roman"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4" style:family="text">
      <style:text-properties style:font-name="Times New Roman" fo:font-size="14pt" fo:font-weight="bold" officeooo:rsid="00165c1e" style:font-name-asian="Times New Roman1" style:font-size-asian="14pt" style:font-weight-asian="bold" style:font-name-complex="Times New Roman1" style:font-size-complex="14pt" style:font-weight-complex="bold"/>
    </style:style>
    <style:style style:name="T5" style:family="text">
      <style:text-properties style:font-name="Times New Roman" fo:font-size="14pt" fo:font-weight="bold" officeooo:rsid="0016c48f" style:font-name-asian="Times New Roman1" style:font-size-asian="14pt" style:font-weight-asian="bold" style:font-name-complex="Times New Roman1" style:font-size-complex="14pt" style:font-weight-complex="bold"/>
    </style:style>
    <style:style style:name="T6" style:family="text">
      <style:text-properties style:font-name="Times New Roman" fo:font-size="14pt" fo:font-weight="bold" officeooo:rsid="0024238f" style:font-name-asian="Times New Roman1" style:font-size-asian="14pt" style:font-weight-asian="bold" style:font-name-complex="Times New Roman1" style:font-size-complex="14pt" style:font-weight-complex="bold"/>
    </style:style>
    <style:style style:name="T7" style:family="text">
      <style:text-properties style:font-name="Times New Roman" fo:font-size="14pt" style:font-name-asian="Times New Roman1" style:font-size-asian="14pt" style:font-name-complex="Times New Roman1" style:font-size-complex="14pt"/>
    </style:style>
    <style:style style:name="T8" style:family="text">
      <style:text-properties style:font-name="Times New Roman" fo:font-size="14pt" officeooo:rsid="0015efd5" style:font-name-asian="Times New Roman1" style:font-size-asian="14pt" style:font-name-complex="Times New Roman1" style:font-size-complex="14pt"/>
    </style:style>
    <style:style style:name="T9" style:family="text">
      <style:text-properties fo:color="#1155cc" style:font-name="Times New Roman" fo:font-size="14pt" style:text-underline-style="solid" style:text-underline-width="auto" style:text-underline-color="font-color" style:font-name-asian="Times New Roman1" style:font-size-asian="14pt" style:font-name-complex="Times New Roman1" style:font-size-complex="14pt"/>
    </style:style>
    <style:style style:name="T10" style:family="text">
      <style:text-properties fo:color="#1155cc" style:font-name="Times New Roman" fo:font-size="14pt" style:text-underline-style="solid" style:text-underline-width="auto" style:text-underline-color="font-color" officeooo:rsid="0015e205" style:font-name-asian="Times New Roman1" style:font-size-asian="14pt" style:font-name-complex="Times New Roman1" style:font-size-complex="14pt"/>
    </style:style>
    <style:style style:name="T11" style:family="text">
      <style:text-properties fo:color="#000000" style:font-name="Times New Roman" fo:font-size="14pt" fo:font-weight="normal" officeooo:rsid="0015efd5" style:font-name-asian="Times New Roman1" style:font-size-asian="14pt" style:font-weight-asian="normal" style:font-name-complex="Times New Roman1" style:font-size-complex="14pt" style:font-weight-complex="normal"/>
    </style:style>
    <style:style style:name="T12" style:family="text">
      <style:text-properties officeooo:rsid="0015e205"/>
    </style:style>
    <style:style style:name="T13" style:family="text">
      <style:text-properties officeooo:rsid="0015efd5"/>
    </style:style>
    <style:style style:name="T14" style:family="text">
      <style:text-properties officeooo:rsid="00165c1e"/>
    </style:style>
    <style:style style:name="T15" style:family="text">
      <style:text-properties officeooo:rsid="00192d92"/>
    </style:style>
    <style:style style:name="T16" style:family="text">
      <style:text-properties officeooo:rsid="001c4008"/>
    </style:style>
    <style:style style:name="T17" style:family="text">
      <style:text-properties officeooo:rsid="001e04d2"/>
    </style:style>
    <style:style style:name="T18" style:family="text">
      <style:text-properties officeooo:rsid="001fa9e1"/>
    </style:style>
    <style:style style:name="T19" style:family="text">
      <style:text-properties fo:font-size="14pt" fo:font-weight="bold" style:font-name-asian="Times New Roman1" style:font-size-asian="14pt" style:font-weight-asian="bold" style:font-name-complex="Times New Roman1" style:font-size-complex="14pt" style:font-weight-complex="bold"/>
    </style:style>
    <style:style style:name="T20" style:family="text">
      <style:text-properties fo:font-size="14pt" fo:font-weight="bold" officeooo:rsid="0016cf62" style:font-name-asian="Times New Roman1" style:font-size-asian="14pt" style:font-weight-asian="bold" style:font-name-complex="Times New Roman1" style:font-size-complex="14pt" style:font-weight-complex="bold"/>
    </style:style>
    <style:style style:name="T21" style:family="text">
      <style:text-properties officeooo:rsid="002842f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осковский авиационный институт</text:p>
      <text:p text:style-name="P16">(Национальный исследовательский университет)</text:p>
      <text:p text:style-name="P1"/>
      <text:p text:style-name="P1">Факультет: «Информационные технологии и прикладная математика» </text:p>
      <text:p text:style-name="P1">Кафедра: 806 «Вычислительная математика и <text:s/>программирование» </text:p>
      <text:p text:style-name="P1">Дисциплина: «Объектно-ориентированное программирование» <text:s text:c="2"/></text:p>
      <text:p text:style-name="P15"><text:s/></text:p>
      <text:p text:style-name="P15"><text:s/></text:p>
      <text:p text:style-name="P15"><text:s/></text:p>
      <text:p text:style-name="P15"><text:s/></text:p>
      <text:p text:style-name="P17">Лабораторная работа № <text:span text:style-name="T12">3</text:span></text:p>
      <text:p text:style-name="P18">Тема: <text:span text:style-name="T12">Наследование, полиморфизм</text:span></text:p>
      <text:p text:style-name="P15"/>
      <text:p text:style-name="P19"><text:s/></text:p>
      <text:p text:style-name="P19"><text:s/></text:p>
      <text:p text:style-name="P15"><text:s/></text:p>
      <text:p text:style-name="P21"><text:tab/><text:tab/><text:tab/><text:tab/><text:tab/><text:tab/><text:tab/>Студент: <text:span text:style-name="T16">Кудинов</text:span> <text:span text:style-name="T16">Сергей</text:span></text:p>
      <text:p text:style-name="P21"><text:tab/><text:tab/><text:tab/><text:tab/><text:tab/><text:tab/><text:tab/>Преподаватель: Журавлев А.А.</text:p>
      <text:p text:style-name="P21"><text:tab/><text:tab/><text:tab/><text:tab/><text:tab/><text:tab/><text:tab/>Дата:</text:p>
      <text:p text:style-name="P21"><text:tab/><text:tab/><text:tab/><text:tab/><text:tab/><text:tab/><text:tab/>Оценка:</text:p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/>
      <text:p text:style-name="P20">Москва, 2019</text:p>
      <text:p text:style-name="P22"/>
      <text:list xml:id="list2305244961" text:style-name="WWNum2">
        <text:list-item>
          <text:p text:style-name="P51">Постановка задачи</text:p>
        </text:list-item>
      </text:list>
      <text:p text:style-name="P29">Разработать классы фигур, представляющих пятиугольник, ромб и трапецию, классы которых должны наследоваться от базового класса Figure. Все классы должны поддерживать набор общих методов:</text:p>
      <text:list xml:id="list3974272075" text:style-name="L1">
        <text:list-item>
          <text:p text:style-name="P44">Вычисление геометрического центра фигуры.</text:p>
        </text:list-item>
        <text:list-item>
          <text:p text:style-name="P44">Вывод точек фигуры в поток с помощью оператора &lt;&lt;</text:p>
        </text:list-item>
        <text:list-item>
          <text:p text:style-name="P44">Ввод точек фигуры из потока с помощью оператора &gt;&gt;</text:p>
        </text:list-item>
        <text:list-item>
          <text:p text:style-name="P44">Вычисление площади фигур</text:p>
          <text:p text:style-name="P54"><text:span text:style-name="T7"><text:s text:c="8"/>Также необходимо хранить созданные фигуры в векторе указателей на объекты базового класс</text:span><text:span text:style-name="T8">а</text:span><text:span text:style-name="T7">.</text:span></text:p>
        </text:list-item>
      </text:list>
      <text:p text:style-name="P2"/>
      <text:list xml:id="list190255597455200" text:continue-list="list2305244961" text:style-name="WWNum2">
        <text:list-item>
          <text:p text:style-name="P51">Репозиторий github</text:p>
        </text:list-item>
      </text:list>
      <text:p text:style-name="P23"><text:span text:style-name="T7"><text:tab/></text:span><text:a xlink:type="simple" xlink:href="https://github.com/devepodete/oop_exercise_01/" text:style-name="ListLabel_20_103" text:visited-style-name="ListLabel_20_103"><text:span text:style-name="ListLabel_20_19"><text:span text:style-name="T9">https://github.com/ilya89099/oop_exercise_0</text:span></text:span></text:a><text:a xlink:type="simple" xlink:href="https://github.com/devepodete/oop_exercise_01/" text:style-name="ListLabel_20_103" text:visited-style-name="ListLabel_20_103"><text:span text:style-name="ListLabel_20_19"><text:span text:style-name="T10">3</text:span></text:span></text:a><text:a xlink:type="simple" xlink:href="https://github.com/devepodete/oop_exercise_01/" text:style-name="ListLabel_20_103" text:visited-style-name="ListLabel_20_103"><text:span text:style-name="ListLabel_20_19"><text:span text:style-name="T9">/</text:span></text:span></text:a></text:p>
      <text:p text:style-name="P24"/>
      <text:list xml:id="list190255946057253" text:continue-numbering="true" text:style-name="WWNum2">
        <text:list-item>
          <text:p text:style-name="P52">Описание программы </text:p>
        </text:list-item>
      </text:list>
      <text:p text:style-name="P38">Реализован базовый абстрактный класс Figure, имеющий чисто виртуальные функции для вычисления площади, центра и ввода/вывода из потоков. В конструкторах классов-наследников Trapeze, Rhombus <text:span text:style-name="T16">и Rectangle</text:span> реализованы проверки на корректность переданных точек, стоит заметить, что точки в конструкторы передаются в любом порядке. Площадь трапеции подсчитвается стандартной формулой (высота * полусумма длин оснований)/2. Площадь ромба подсчитывается как полупроизведение длин диагоналей. Площадь <text:span text:style-name="T16">прямоугольника</text:span> рассчитывается <text:span text:style-name="T16">стандартной формулой произведения смежных ребер</text:span>. Центры всех фигур вычисляются как сумма координат всех составляющих точек по координатам x и y, поделенная на количество точек.</text:p>
      <text:p text:style-name="P28"/>
      <text:p text:style-name="P28">Для удобства пользования создано меню с <text:span text:style-name="T13">несколькими</text:span> командами: </text:p>
      <text:list xml:id="list1741500371" text:style-name="WWNum3">
        <text:list-item>
          <text:p text:style-name="P45"><text:span text:style-name="T17">1</text:span> – создает новую <text:span text:style-name="T13">фигуру типа 1 – трапеция, 2 – ромб, 3 – прямоугольник, по переданным точкам</text:span>. <text:span text:style-name="T13">Фигура добавляется в конец вектора фигур.</text:span></text:p>
        </text:list-item>
        <text:list-item>
          <text:p text:style-name="P46"><text:span text:style-name="T8">area INDEX</text:span><text:span text:style-name="T7"> – </text:span><text:span text:style-name="T11">выводит фигуру, находяющуюся в векторе по данному <text:s/>индексу(при нумерации с 1), а также ее площадь</text:span></text:p>
        </text:list-item>
        <text:list-item>
          <text:p text:style-name="P47"><text:span text:style-name="T13">center INDEX</text:span> – <text:span text:style-name="T13">выводит фигуру, находяющуюся в векторе по данному <text:s/>индексу(при нумерации с 1), а также ее центр</text:span></text:p>
        </text:list-item>
        <text:list-item>
          <text:p text:style-name="P48">print INDEX – выводит все точки фигуры находяющейся в векторе по данному <text:s/>индексу(при нумерации с 1).</text:p>
        </text:list-item>
        <text:list-item>
          <text:p text:style-name="P48">delete INDEX – удаляет из вектора фигур фигуру с заданным индексам(нумерация с 1).</text:p>
        </text:list-item>
        <text:list-item>
          <text:p text:style-name="P49">count – выводит количество фигур в векторе.</text:p>
        </text:list-item>
      </text:list>
      <text:p text:style-name="P11"/>
      <text:list xml:id="list190256445681467" text:continue-list="list190255946057253" text:style-name="WWNum2">
        <text:list-item>
          <text:p text:style-name="P55"><text:soft-page-break/>Набор testcases</text:p>
        </text:list-item>
      </text:list>
      <text:p text:style-name="P30"><text:span text:style-name="T7">Тестовые файлы:</text:span><text:span text:style-name="T1"> test_01.test</text:span><text:span text:style-name="T7">, </text:span><text:span text:style-name="T1">test_02.test, test_03.test, test_0</text:span><text:span text:style-name="T2">4</text:span><text:span text:style-name="T1">.test</text:span></text:p>
      <text:p text:style-name="P34">test_01.test:</text:p>
      <text:p text:style-name="P31">1</text:p>
      <text:p text:style-name="P31">1</text:p>
      <text:p text:style-name="P31">5 0 10 0 7 5 10 5</text:p>
      <text:p text:style-name="P31">3</text:p>
      <text:p text:style-name="P31">1</text:p>
      <text:p text:style-name="P33">Проверка на создание трапеций</text:p>
      <text:p text:style-name="P27">Результат работы программы</text:p>
      <text:p text:style-name="P39">Created figure</text:p>
      <text:p text:style-name="P39">Trapeze 5 0 p1 7 5 p2 10 0 p3 10 5 p4 </text:p>
      <text:p text:style-name="P39"/>
      <text:p text:style-name="P39">Trapeze 5 0 p1 7 5 p2 10 0 p3 10 5 p4 </text:p>
      <text:p text:style-name="P39"/>
      <text:p text:style-name="P39">Area: 20</text:p>
      <text:p text:style-name="P35"/>
      <text:p text:style-name="P34">test_0<text:span text:style-name="T21">2</text:span>.<text:span text:style-name="T14">test</text:span>:</text:p>
      <text:p text:style-name="P37">1</text:p>
      <text:p text:style-name="P37">2</text:p>
      <text:p text:style-name="P37">3 4 8 4 5 0 0 0</text:p>
      <text:p text:style-name="P37">3</text:p>
      <text:p text:style-name="P37">1</text:p>
      <text:p text:style-name="P37">4</text:p>
      <text:p text:style-name="P37">1</text:p>
      <text:p text:style-name="P37"><text:soft-page-break/>5</text:p>
      <text:p text:style-name="P37">1</text:p>
      <text:p text:style-name="P37">count</text:p>
      <text:p text:style-name="P32">Проверка на <text:span text:style-name="T18">создание ромбов</text:span></text:p>
      <text:p text:style-name="P27">Результат работы программы</text:p>
      <text:p text:style-name="P40">Created figure</text:p>
      <text:p text:style-name="P40">Rhombus 3 4p1 8 4p2 5 0p3 0 0p4 </text:p>
      <text:p text:style-name="P40"/>
      <text:p text:style-name="P40">Rhombus 3 4p1 8 4p2 5 0p3 0 0p4 </text:p>
      <text:p text:style-name="P40"/>
      <text:p text:style-name="P40">Area: 20</text:p>
      <text:p text:style-name="P40">Rhombus 3 4p1 8 4p2 5 0p3 0 0p4 </text:p>
      <text:p text:style-name="P40"/>
      <text:p text:style-name="P40">Center: 4 2</text:p>
      <text:p text:style-name="P40">Elements count: 0</text:p>
      <text:p text:style-name="P36"/>
      <text:list xml:id="list190255667016958" text:continue-numbering="true" text:style-name="WWNum2">
        <text:list-item>
          <text:p text:style-name="P53">Результаты выполнения тестов</text:p>
        </text:list-item>
      </text:list>
      <text:p text:style-name="P31">Все тесты успешно пройдены, программа выдаёт верные результаты.</text:p>
      <text:p text:style-name="P3"/>
      <text:list xml:id="list190255341788602" text:continue-numbering="true" text:style-name="WWNum2">
        <text:list-item>
          <text:p text:style-name="P52">Листинг программы</text:p>
        </text:list-item>
      </text:list>
      <text:p text:style-name="P25"/>
      <text:p text:style-name="P26">main.cpp</text:p>
      <text:p text:style-name="Standard"/>
      <text:p text:style-name="Standard">#include "Figure.h"</text:p>
      <text:p text:style-name="Standard"> </text:p>
      <text:p text:style-name="Standard">#include &lt;iostream&gt;</text:p>
      <text:p text:style-name="Standard">#include &lt;vector&gt;</text:p>
      <text:p text:style-name="Standard">#include &lt;algorithm&gt;</text:p>
      <text:p text:style-name="Standard">#include &lt;exception&gt;</text:p>
      <text:p text:style-name="Standard">#include "Rectangle.h"</text:p>
      <text:p text:style-name="Standard">#include "Rhombus.h"</text:p>
      <text:p text:style-name="Standard"><text:soft-page-break/>#include "Trapeze.h"</text:p>
      <text:p text:style-name="Standard">int main() {</text:p>
      <text:p text:style-name="Standard">  std::vector&lt;Figure*&gt; figures;</text:p>
      <text:p text:style-name="Standard">    std::string command;</text:p>
      <text:p text:style-name="Standard">    while (std::cin &gt;&gt; command) {</text:p>
      <text:p text:style-name="Standard">        if (command == "1") {</text:p>
      <text:p text:style-name="Standard">            std::string fig_type;</text:p>
      <text:p text:style-name="Standard">            std::cin &gt;&gt; fig_type;</text:p>
      <text:p text:style-name="Standard">            Figure* new_fig;</text:p>
      <text:p text:style-name="Standard">            if (fig_type == "1") {</text:p>
      <text:p text:style-name="Standard">                new_fig = new Trapeze;</text:p>
      <text:p text:style-name="Standard">            } else if (fig_type == "2") {</text:p>
      <text:p text:style-name="Standard">                new_fig = new Rhombus;</text:p>
      <text:p text:style-name="Standard">            } else if (fig_type == "3") {</text:p>
      <text:p text:style-name="Standard">                new_fig = new Rectangle;</text:p>
      <text:p text:style-name="Standard">            } else {</text:p>
      <text:p text:style-name="Standard">                std::cout &lt;&lt; "Invalid figure type\n";</text:p>
      <text:p text:style-name="Standard">                std::cin.ignore(30000, '\n');</text:p>
      <text:p text:style-name="Standard">                continue;</text:p>
      <text:p text:style-name="Standard">            }</text:p>
      <text:p text:style-name="Standard">            try {</text:p>
      <text:p text:style-name="Standard">                std::cin &gt;&gt; (*new_fig);</text:p>
      <text:p text:style-name="Standard">            } catch (std::exception&amp; e) {</text:p>
      <text:p text:style-name="Standard">                std::cout &lt;&lt; e.what() &lt;&lt; "\n";</text:p>
      <text:p text:style-name="Standard">                delete new_fig;</text:p>
      <text:p text:style-name="Standard">                continue;</text:p>
      <text:p text:style-name="Standard">            }</text:p>
      <text:p text:style-name="Standard">            figures.push_back(new_fig);</text:p>
      <text:p text:style-name="Standard">            std::cout &lt;&lt; "Created figure\n";</text:p>
      <text:p text:style-name="Standard">            std::cout &lt;&lt; *new_fig &lt;&lt; "\n";</text:p>
      <text:p text:style-name="Standard">        } else if (command == "2") {</text:p>
      <text:p text:style-name="Standard">            int index;</text:p>
      <text:p text:style-name="Standard">            std::cin &gt;&gt; index;</text:p>
      <text:p text:style-name="Standard">            index--;</text:p>
      <text:p text:style-name="Standard">            if (index &lt; 0 || index &gt;= figures.size()) {</text:p>
      <text:p text:style-name="Standard">                std::cout &lt;&lt; "No object at that index\n";</text:p>
      <text:p text:style-name="Standard">                continue;</text:p>
      <text:p text:style-name="Standard">            }</text:p>
      <text:p text:style-name="Standard">            std::cout &lt;&lt; "Figure at index " &lt;&lt; index + 1 &lt;&lt; " - " &lt;&lt; *figures[index] &lt;&lt; "\n";</text:p>
      <text:p text:style-name="Standard">        } else if (command == "3") {</text:p>
      <text:p text:style-name="Standard">            int index;</text:p>
      <text:p text:style-name="Standard">            std::cin &gt;&gt; index;</text:p>
      <text:p text:style-name="Standard">            index--;</text:p>
      <text:p text:style-name="Standard">            if (index &lt; 0 || index &gt;= figures.size()) {</text:p>
      <text:p text:style-name="Standard">                std::cout &lt;&lt; "No object at that index\n";</text:p>
      <text:p text:style-name="Standard">                continue;</text:p>
      <text:p text:style-name="Standard">            }</text:p>
      <text:p text:style-name="Standard">            std::cout &lt;&lt; *figures[index] &lt;&lt; "\n";</text:p>
      <text:p text:style-name="Standard"><text:soft-page-break/>            std::cout &lt;&lt; "Area: " &lt;&lt; figures[index]-&gt;getSquare() &lt;&lt; "\n";</text:p>
      <text:p text:style-name="Standard">        } else if (command == "4") {</text:p>
      <text:p text:style-name="Standard">            int index;</text:p>
      <text:p text:style-name="Standard">            std::cin &gt;&gt; index;</text:p>
      <text:p text:style-name="Standard">            index--;</text:p>
      <text:p text:style-name="Standard">            if (index &lt; 0 || index &gt;= figures.size()) {</text:p>
      <text:p text:style-name="Standard">                std::cout &lt;&lt; "No object at that index\n";</text:p>
      <text:p text:style-name="Standard">                continue;</text:p>
      <text:p text:style-name="Standard">            }</text:p>
      <text:p text:style-name="Standard">            std::cout &lt;&lt; *figures[index] &lt;&lt; "\n";</text:p>
      <text:p text:style-name="Standard">            std::cout &lt;&lt; "Center: " &lt;&lt; figures[index]-&gt;getCenter() &lt;&lt; "\n";</text:p>
      <text:p text:style-name="Standard">        } else if (command == "5") {</text:p>
      <text:p text:style-name="Standard">            int index;</text:p>
      <text:p text:style-name="Standard">            std::cin &gt;&gt; index;</text:p>
      <text:p text:style-name="Standard">            index--;</text:p>
      <text:p text:style-name="Standard">            if (index &lt; 0 || index &gt;= figures.size()) {</text:p>
      <text:p text:style-name="Standard">                std::cout &lt;&lt; "No object at that index\n";</text:p>
      <text:p text:style-name="Standard">                continue;</text:p>
      <text:p text:style-name="Standard">            }</text:p>
      <text:p text:style-name="Standard">            delete figures[index];</text:p>
      <text:p text:style-name="Standard">            figures.erase(figures.begin() + index);</text:p>
      <text:p text:style-name="Standard">        } else if (command == "count") {</text:p>
      <text:p text:style-name="Standard">            std::cout &lt;&lt; "Elements count: " &lt;&lt; figures.size() &lt;&lt; "\n";</text:p>
      <text:p text:style-name="Standard">        }</text:p>
      <text:p text:style-name="Standard">    }</text:p>
      <text:p text:style-name="Standard">    for (Figure* ptr : figures) {</text:p>
      <text:p text:style-name="Standard">        delete ptr;</text:p>
      <text:p text:style-name="Standard">    }</text:p>
      <text:p text:style-name="Standard">    return 0;</text:p>
      <text:p text:style-name="Standard"/>
      <text:p text:style-name="Standard">}</text:p>
      <text:p text:style-name="Standard"/>
      <text:p text:style-name="P7"><text:span text:style-name="T4">Trapeze</text:span><text:bookmark-start text:name="__DdeLink__2335_150959209"/><text:span text:style-name="T3">.h</text:span></text:p>
      <text:p text:style-name="Standard"><text:bookmark-end text:name="__DdeLink__2335_150959209"/>#pragma once</text:p>
      <text:p text:style-name="Standard"/>
      <text:p text:style-name="Standard">#include &lt;vector&gt;</text:p>
      <text:p text:style-name="Standard">#include "Figure.h"</text:p>
      <text:p text:style-name="Standard">class Trapeze: public Figure {</text:p>
      <text:p text:style-name="Standard"><text:s text:c="4"/>private:</text:p>
      <text:p text:style-name="Standard"><text:s text:c="8"/>Point points[4];</text:p>
      <text:p text:style-name="Standard"><text:s text:c="4"/>public:</text:p>
      <text:p text:style-name="Standard"><text:s text:c="8"/>Trapeze() = default;</text:p>
      <text:p text:style-name="Standard"><text:s text:c="8"/>Trapeze(Point p1, Point p2, Point p3, Point p4);</text:p>
      <text:p text:style-name="Standard"/>
      <text:p text:style-name="Standard"><text:s text:c="9"/>double getSquare();</text:p>
      <text:p text:style-name="Standard"><text:s text:c="8"/>Point getCenter();</text:p>
      <text:p text:style-name="Standard"><text:s text:c="9"/>void print(std::ostream&amp; os) const;</text:p>
      <text:p text:style-name="Standard"><text:s text:c="9"/>void scan(std::istream &amp;is);</text:p>
      <text:p text:style-name="Standard"><text:soft-page-break/>};</text:p>
      <text:p text:style-name="P6"><text:span text:style-name="T14">Trapeze</text:span>.cpp</text:p>
      <text:p text:style-name="Standard"/>
      <text:p text:style-name="Standard">#include "Trapeze.h"</text:p>
      <text:p text:style-name="Standard"/>
      <text:p text:style-name="Standard"><text:s text:c="4"/></text:p>
      <text:p text:style-name="Standard"><text:s text:c="4"/>Trapeze::Trapeze(Point p1, Point p2, Point p3, Point p4) {</text:p>
      <text:p text:style-name="Standard"><text:s text:c="7"/>if (IsParallel(p1,p2,p3,p4) </text:p>
      <text:p text:style-name="Standard"><text:s text:c="8"/>&amp;&amp; !IsParallel(p1,p3,p2,p4)) {</text:p>
      <text:p text:style-name="Standard"><text:s text:c="8"/>std::swap(p2, p3);</text:p>
      <text:p text:style-name="Standard"/>
      <text:p text:style-name="Standard"><text:s text:c="4"/>} else if (!IsParallel(p1,p2,p3,p4) </text:p>
      <text:p text:style-name="Standard"><text:s text:c="8"/>&amp;&amp; IsParallel(p1,p3,p2,p4)) {</text:p>
      <text:p text:style-name="Standard"/>
      <text:p text:style-name="Standard"><text:s text:c="4"/></text:p>
      <text:p text:style-name="Standard"><text:s text:c="4"/>} else {</text:p>
      <text:p text:style-name="Standard"><text:s text:c="8"/>throw std::logic_error("not Trapeze");</text:p>
      <text:p text:style-name="Standard"><text:s text:c="4"/>}</text:p>
      <text:p text:style-name="Standard"><text:s text:c="4"/>this-&gt;points[0] = p1;</text:p>
      <text:p text:style-name="Standard"><text:s text:c="4"/>this-&gt;points[1] = p2;</text:p>
      <text:p text:style-name="Standard"><text:s text:c="4"/>this-&gt;points[2] = p3;</text:p>
      <text:p text:style-name="Standard"><text:s text:c="4"/>this-&gt;points[3] = p4; </text:p>
      <text:p text:style-name="Standard"><text:s text:c="4"/>}</text:p>
      <text:p text:style-name="Standard"><text:s text:c="4"/>double Trapeze::getSquare() {</text:p>
      <text:p text:style-name="Standard"/>
      <text:p text:style-name="Standard"><text:s text:c="8"/>return (length(this-&gt;points[0],this-&gt;points[2])+length(this-&gt;points[1],this-&gt;points[3]))*fabs((this-&gt;points[0].y-this-&gt;points[1].y))*(0.5);</text:p>
      <text:p text:style-name="Standard"><text:s text:c="4"/>}</text:p>
      <text:p text:style-name="Standard"><text:s text:c="4"/>void Trapeze::print(std::ostream&amp; os) const {</text:p>
      <text:p text:style-name="Standard"><text:s text:c="4"/>os &lt;&lt; "Trapeze ";</text:p>
      <text:p text:style-name="Standard"><text:s text:c="4"/>for (int i = 0; i &lt; 4; ++i) {</text:p>
      <text:p text:style-name="Standard"><text:s text:c="8"/>os &lt;&lt; this-&gt;points[i] &lt;&lt; " p" &lt;&lt; i+1 &lt;&lt;" ";</text:p>
      <text:p text:style-name="Standard"><text:s text:c="4"/>}</text:p>
      <text:p text:style-name="Standard"><text:s text:c="8"/>os &lt;&lt; std::endl;</text:p>
      <text:p text:style-name="Standard"/>
      <text:p text:style-name="Standard"><text:s text:c="4"/>}</text:p>
      <text:p text:style-name="Standard"/>
      <text:p text:style-name="Standard">void Trapeze::scan(std::istream &amp;is) {</text:p>
      <text:p text:style-name="Standard"><text:s text:c="4"/>Point p1,p2,p3,p4;</text:p>
      <text:p text:style-name="Standard"><text:s text:c="4"/>is &gt;&gt; p1 &gt;&gt; p2 &gt;&gt; p3 &gt;&gt; p4;</text:p>
      <text:p text:style-name="Standard"><text:s text:c="4"/>*this = Trapeze(p1,p2,p3,p4);</text:p>
      <text:p text:style-name="Standard">}</text:p>
      <text:p text:style-name="Standard">Point Trapeze::getCenter() <text:s/>{</text:p>
      <text:p text:style-name="Standard"/>
      <text:p text:style-name="Standard"><text:s text:c="4"/>Point p;</text:p>
      <text:p text:style-name="Standard"><text:s text:c="4"/>p.x = 0;</text:p>
      <text:p text:style-name="Standard"><text:s text:c="4"/>p.y = 0;</text:p>
      <text:p text:style-name="Standard"><text:soft-page-break/><text:s text:c="4"/>for (size_t i = 0; i &lt;4; ++i) {</text:p>
      <text:p text:style-name="Standard"><text:s text:c="8"/>p = p+(points[i]/4);</text:p>
      <text:p text:style-name="Standard"><text:s text:c="4"/>}</text:p>
      <text:p text:style-name="Standard"><text:s text:c="4"/>return p;</text:p>
      <text:p text:style-name="Standard">}</text:p>
      <text:p text:style-name="P12"/>
      <text:p text:style-name="P8"><text:span text:style-name="T4">Rhombus</text:span><text:bookmark-start text:name="__DdeLink__2335_1509592092"/><text:span text:style-name="T3">.h</text:span></text:p>
      <text:p text:style-name="Standard"><text:bookmark-end text:name="__DdeLink__2335_1509592092"/>#pragma once</text:p>
      <text:p text:style-name="Standard"/>
      <text:p text:style-name="Standard">#include &lt;vector&gt;</text:p>
      <text:p text:style-name="Standard">#include "Figure.h"</text:p>
      <text:p text:style-name="Standard">class Rhombus: public Figure {</text:p>
      <text:p text:style-name="Standard"><text:s text:c="4"/>private:</text:p>
      <text:p text:style-name="Standard"><text:s text:c="8"/>Point points[4];</text:p>
      <text:p text:style-name="Standard"><text:s text:c="4"/>public:</text:p>
      <text:p text:style-name="Standard"><text:s text:c="8"/>Rhombus() = default;</text:p>
      <text:p text:style-name="Standard"><text:s text:c="8"/>Rhombus(Point p1, Point p2, Point p3, Point p4);</text:p>
      <text:p text:style-name="Standard"/>
      <text:p text:style-name="Standard"><text:s text:c="9"/>double getSquare();</text:p>
      <text:p text:style-name="Standard"><text:s text:c="8"/>Point getCenter();</text:p>
      <text:p text:style-name="Standard"><text:s text:c="9"/>void print(std::ostream&amp; os) const;</text:p>
      <text:p text:style-name="Standard"><text:s text:c="9"/>void scan(std::istream &amp;is);</text:p>
      <text:p text:style-name="Standard">};</text:p>
      <text:p text:style-name="P8"><text:span text:style-name="T4">Rhombus</text:span><text:bookmark-start text:name="__DdeLink__2335_15095920921"/><text:span text:style-name="T3">.</text:span><text:span text:style-name="T4">cpp</text:span></text:p>
      <text:p text:style-name="Standard"><text:bookmark-end text:name="__DdeLink__2335_15095920921"/></text:p>
      <text:p text:style-name="Standard">#include "Rhombus.h"</text:p>
      <text:p text:style-name="Standard"><text:s text:c="4"/></text:p>
      <text:p text:style-name="Standard"><text:s text:c="4"/>Rhombus::Rhombus(Point p1, Point p2, Point p3, Point p4) {</text:p>
      <text:p text:style-name="Standard"><text:s text:c="7"/>if (length(p1, p2) == length(p1, p4)</text:p>
      <text:p text:style-name="Standard"><text:s text:c="8"/>&amp;&amp; length(p3, p4) == length(p2, p3)</text:p>
      <text:p text:style-name="Standard"><text:s text:c="8"/>&amp;&amp; length(p1, p2) == length(p2, p3)) {</text:p>
      <text:p text:style-name="Standard"/>
      <text:p text:style-name="Standard"><text:s text:c="4"/>} else if (length(p1, p4) == length(p1, p3)</text:p>
      <text:p text:style-name="Standard"><text:s text:c="11"/>&amp;&amp; length(p2, p3) == length(p2, p4)</text:p>
      <text:p text:style-name="Standard"><text:s text:c="11"/>&amp;&amp; length(p1, p4) == length(p2, p4)) {</text:p>
      <text:p text:style-name="Standard"><text:s text:c="8"/>std::swap(p2, p3);</text:p>
      <text:p text:style-name="Standard"><text:s text:c="4"/>} else if (length(p1, p3) == length(p1, p2)</text:p>
      <text:p text:style-name="Standard"><text:s text:c="14"/>&amp;&amp; length(p2, p4) == length(p3, p4)</text:p>
      <text:p text:style-name="Standard"><text:s text:c="14"/>&amp;&amp; length(p1, p2)== length(p2, p4)) {</text:p>
      <text:p text:style-name="Standard"><text:s text:c="8"/>std::swap(p3, p4);</text:p>
      <text:p text:style-name="Standard"><text:s text:c="4"/>} else {</text:p>
      <text:p text:style-name="Standard"><text:s text:c="8"/>throw std::logic_error("not rhombus");</text:p>
      <text:p text:style-name="Standard"><text:s text:c="4"/>}</text:p>
      <text:p text:style-name="Standard"><text:s text:c="4"/>this-&gt;points[0] = p1;</text:p>
      <text:p text:style-name="Standard"><text:s text:c="8"/>this-&gt;points[1] = p2;</text:p>
      <text:p text:style-name="Standard"><text:s text:c="4"/>this-&gt;points[2] = p3;</text:p>
      <text:p text:style-name="Standard"><text:s text:c="4"/>this-&gt;points[3] = p4;</text:p>
      <text:p text:style-name="Standard"><text:soft-page-break/></text:p>
      <text:p text:style-name="Standard"><text:s text:c="4"/>}</text:p>
      <text:p text:style-name="Standard"><text:s text:c="4"/>double Rhombus::getSquare() {</text:p>
      <text:p text:style-name="Standard"><text:s text:c="5"/></text:p>
      <text:p text:style-name="Standard"><text:tab/>return length(this-&gt;points[1],this-&gt;points[3])*length(this-&gt;points[0],this-&gt;points[2])*0.5;</text:p>
      <text:p text:style-name="Standard"><text:s text:c="4"/>}</text:p>
      <text:p text:style-name="Standard"><text:s text:c="8"/>void Rhombus::print(std::ostream&amp; os) const {</text:p>
      <text:p text:style-name="Standard"><text:s text:c="4"/>os &lt;&lt; "Rhombus ";</text:p>
      <text:p text:style-name="Standard"><text:s text:c="4"/>for (int i = 0; i &lt; 4; ++i) {</text:p>
      <text:p text:style-name="Standard"><text:s text:c="8"/>os &lt;&lt; this-&gt;points[i] &lt;&lt; "p" &lt;&lt; i+1 &lt;&lt;" ";</text:p>
      <text:p text:style-name="Standard"><text:s text:c="4"/>}</text:p>
      <text:p text:style-name="Standard"><text:s text:c="8"/>os &lt;&lt; std::endl;</text:p>
      <text:p text:style-name="Standard"/>
      <text:p text:style-name="Standard"><text:s text:c="4"/>}</text:p>
      <text:p text:style-name="Standard"/>
      <text:p text:style-name="Standard">void Rhombus::scan(std::istream &amp;is) {</text:p>
      <text:p text:style-name="Standard"><text:s text:c="4"/>Point p1,p2,p3,p4;</text:p>
      <text:p text:style-name="Standard"><text:s text:c="4"/>is &gt;&gt; p1 &gt;&gt; p2 &gt;&gt; p3 &gt;&gt; p4;</text:p>
      <text:p text:style-name="Standard"><text:s text:c="4"/>*this = Rhombus(p1,p2,p3,p4);</text:p>
      <text:p text:style-name="Standard">}</text:p>
      <text:p text:style-name="Standard">Point Rhombus::getCenter() <text:s/>{</text:p>
      <text:p text:style-name="Standard"/>
      <text:p text:style-name="Standard"><text:s text:c="4"/>Point p;</text:p>
      <text:p text:style-name="Standard"><text:s text:c="4"/>p.x = 0;</text:p>
      <text:p text:style-name="Standard"><text:s text:c="4"/>p.y = 0;</text:p>
      <text:p text:style-name="Standard"><text:s text:c="4"/>for (size_t i = 0; i &lt;4; ++i) {</text:p>
      <text:p text:style-name="Standard"><text:s text:c="8"/>p = p+(points[i]/4);</text:p>
      <text:p text:style-name="Standard"><text:s text:c="4"/>}</text:p>
      <text:p text:style-name="Standard"><text:s text:c="4"/>return p;</text:p>
      <text:p text:style-name="Standard">}</text:p>
      <text:p text:style-name="Standard"/>
      <text:p text:style-name="P10"><text:span text:style-name="T6">Rectangle</text:span><text:bookmark-start text:name="__DdeLink__2335_15095920922"/><text:span text:style-name="T3">.h</text:span></text:p>
      <text:p text:style-name="Standard"><text:bookmark-end text:name="__DdeLink__2335_15095920922"/>#pragma once</text:p>
      <text:p text:style-name="Standard"/>
      <text:p text:style-name="Standard">#include &lt;vector&gt;</text:p>
      <text:p text:style-name="Standard">#include "Figure.h"</text:p>
      <text:p text:style-name="Standard">class Rectangle: public Figure {</text:p>
      <text:p text:style-name="Standard"><text:s text:c="4"/>private: Point points[4];</text:p>
      <text:p text:style-name="Standard"><text:s text:c="4"/>public:</text:p>
      <text:p text:style-name="Standard"><text:s text:c="5"/>Rectangle() = default;</text:p>
      <text:p text:style-name="Standard"><text:s text:c="8"/>Rectangle(Point p1, Point p2, Point p3, Point p4);</text:p>
      <text:p text:style-name="Standard"><text:s text:c="9"/>double getSquare();</text:p>
      <text:p text:style-name="Standard"><text:s text:c="8"/>Point getCenter();</text:p>
      <text:p text:style-name="Standard"><text:s text:c="9"/>void print(std::ostream&amp; os) const;</text:p>
      <text:p text:style-name="Standard"><text:s text:c="9"/>void scan(std::istream &amp;is);</text:p>
      <text:p text:style-name="Standard">};</text:p>
      <text:p text:style-name="P9"><text:span text:style-name="T6">Rectangle</text:span><text:bookmark-start text:name="__DdeLink__2335_150959209221"/><text:span text:style-name="T3">.</text:span><text:span text:style-name="T5">cpp</text:span></text:p>
      <text:p text:style-name="P56"><text:bookmark-end text:name="__DdeLink__2335_150959209221"/></text:p>
      <text:p text:style-name="P56"><text:soft-page-break/>#include "Rectangle.h"</text:p>
      <text:p text:style-name="P56"><text:s/></text:p>
      <text:p text:style-name="P56"><text:s text:c="4"/>Rectangle::Rectangle(Point p1, Point p2, Point p3, Point p4) {</text:p>
      <text:p text:style-name="P56"><text:s text:c="7"/>if (IsRectangle(p1,p2,p3,p4)) {</text:p>
      <text:p text:style-name="P56"/>
      <text:p text:style-name="P56"><text:s text:c="4"/>} else if (IsRectangle(p2, p3, p1, p4)) {</text:p>
      <text:p text:style-name="P56"><text:s text:c="8"/>std::swap(p2, p1); std::swap(p3,p2);</text:p>
      <text:p text:style-name="P56"><text:s text:c="4"/>} else if (IsRectangle(p3, p1, p2, p4)) {</text:p>
      <text:p text:style-name="P56"><text:s text:c="8"/>std::swap(p3, p1); std::swap(p3,p2);</text:p>
      <text:p text:style-name="P56"><text:s text:c="4"/>} else {</text:p>
      <text:p text:style-name="P56"><text:s text:c="8"/>throw std::logic_error("not rectangle");</text:p>
      <text:p text:style-name="P56"><text:s text:c="4"/>}</text:p>
      <text:p text:style-name="P56"><text:s text:c="4"/>this-&gt;points[0] = p1;</text:p>
      <text:p text:style-name="P56"><text:s text:c="4"/>this-&gt;points[1] = p2;</text:p>
      <text:p text:style-name="P56"><text:s text:c="4"/>this-&gt;points[2] = p3;</text:p>
      <text:p text:style-name="P56"><text:s text:c="4"/>this-&gt;points[3] = p4; </text:p>
      <text:p text:style-name="P56"><text:s text:c="4"/>}</text:p>
      <text:p text:style-name="P56"><text:s text:c="4"/>double Rectangle::getSquare() {</text:p>
      <text:p text:style-name="P56"><text:s text:c="4"/></text:p>
      <text:p text:style-name="P56"><text:tab/>return length(this-&gt;points[0],this-&gt;points[1])*length(this-&gt;points[0],this-&gt;points[3]);</text:p>
      <text:p text:style-name="P56"><text:s text:c="4"/>}</text:p>
      <text:p text:style-name="P56"><text:s text:c="12"/>void Rectangle::print(std::ostream&amp; os) const {</text:p>
      <text:p text:style-name="P56"><text:s text:c="4"/>os &lt;&lt; "Rectangle p1: ";</text:p>
      <text:p text:style-name="P56"><text:s text:c="4"/>for (int i = 0; i &lt; 4; ++i) {</text:p>
      <text:p text:style-name="P56"><text:s text:c="8"/>os &lt;&lt; this-&gt;points[i] &lt;&lt; "p" &lt;&lt; i+1 &lt;&lt;" ";</text:p>
      <text:p text:style-name="P56"><text:s text:c="4"/>}</text:p>
      <text:p text:style-name="P56"><text:s text:c="4"/>os &lt;&lt; std::endl;</text:p>
      <text:p text:style-name="P56"><text:s text:c="4"/>}</text:p>
      <text:p text:style-name="P56"/>
      <text:p text:style-name="P56">void Rectangle::scan(std::istream &amp;is) {</text:p>
      <text:p text:style-name="P56"><text:s text:c="4"/>Point p1,p2,p3,p4;</text:p>
      <text:p text:style-name="P56"><text:s text:c="4"/>is &gt;&gt; p1 &gt;&gt; p2 &gt;&gt; p3 &gt;&gt; p4;</text:p>
      <text:p text:style-name="P56"><text:s text:c="4"/>*this = Rectangle(p1,p2,p3,p4);</text:p>
      <text:p text:style-name="P56">}</text:p>
      <text:p text:style-name="P56">Point Rectangle::getCenter() <text:s/>{</text:p>
      <text:p text:style-name="P56"/>
      <text:p text:style-name="P56"><text:s text:c="4"/>Point p;</text:p>
      <text:p text:style-name="P56"><text:s text:c="4"/>p.x = 0;</text:p>
      <text:p text:style-name="P56"><text:s text:c="4"/>p.y = 0;</text:p>
      <text:p text:style-name="P56"><text:s text:c="4"/>for (size_t i = 0; i &lt; 4; ++i) {</text:p>
      <text:p text:style-name="P56"><text:s text:c="8"/>p = p+(points[i]/4);</text:p>
      <text:p text:style-name="P56"><text:s text:c="4"/>}</text:p>
      <text:p text:style-name="P56"><text:s text:c="4"/>return p;</text:p>
      <text:p text:style-name="P56">}</text:p>
      <text:p text:style-name="P42"/>
      <text:p text:style-name="P9"><text:span text:style-name="T5">Figure.</text:span><text:bookmark-start text:name="__DdeLink__2335_150959209222"/><text:span text:style-name="T3">h</text:span></text:p>
      <text:p text:style-name="Standard"><text:bookmark-end text:name="__DdeLink__2335_150959209222"/>#pragma once</text:p>
      <text:p text:style-name="Standard"/>
      <text:p text:style-name="Standard">#include &lt;vector&gt;</text:p>
      <text:p text:style-name="Standard">#include &lt;numeric&gt;</text:p>
      <text:p text:style-name="Standard">#include &lt;iostream&gt;</text:p>
      <text:p text:style-name="Standard">#include &lt;vector&gt;</text:p>
      <text:p text:style-name="Standard">#include &lt;cmath&gt;</text:p>
      <text:p text:style-name="Standard">#include &lt;limits&gt;</text:p>
      <text:p text:style-name="Standard">struct Point {</text:p>
      <text:p text:style-name="Standard"><text:s text:c="4"/>double x = 0;</text:p>
      <text:p text:style-name="Standard"><text:soft-page-break/><text:s text:c="4"/>double y = 0;</text:p>
      <text:p text:style-name="Standard">};</text:p>
      <text:p text:style-name="Standard">std::istream&amp; operator &gt;&gt; (std::istream&amp; is, Point&amp; p);</text:p>
      <text:p text:style-name="Standard">std::ostream&amp; operator&lt;&lt; (std::ostream&amp; os, const Point&amp; p);</text:p>
      <text:p text:style-name="Standard">Point operator+(Point left, Point right);</text:p>
      <text:p text:style-name="Standard">Point operator+(Point left, int right);</text:p>
      <text:p text:style-name="Standard">Point operator-(Point left, Point right);</text:p>
      <text:p text:style-name="Standard">Point operator-(Point left, double right);</text:p>
      <text:p text:style-name="Standard">Point operator/(Point left, double right);</text:p>
      <text:p text:style-name="Standard"/>
      <text:p text:style-name="Standard">Point operator*(Point left, double right);</text:p>
      <text:p text:style-name="Standard">bool IsOrthogonal(Point a, Point b, Point c);</text:p>
      <text:p text:style-name="Standard">int IsRectangle(Point a, Point b, Point c, Point d);</text:p>
      <text:p text:style-name="Standard">bool IsParallel(Point a, Point b, Point c, Point d);</text:p>
      <text:p text:style-name="Standard">double length(Point left, Point right);</text:p>
      <text:p text:style-name="Standard">class Figure {</text:p>
      <text:p text:style-name="Standard"><text:s text:c="4"/></text:p>
      <text:p text:style-name="Standard"><text:s text:c="4"/>public:</text:p>
      <text:p text:style-name="Standard"><text:s text:c="8"/>virtual double getSquare() = 0;</text:p>
      <text:p text:style-name="Standard"><text:s text:c="8"/>virtual Point getCenter() = 0;</text:p>
      <text:p text:style-name="Standard"><text:s text:c="12"/>virtual ~Figure() = default;</text:p>
      <text:p text:style-name="Standard"/>
      <text:p text:style-name="Standard"><text:s text:c="8"/>virtual void print(std::ostream&amp; os) const = 0;</text:p>
      <text:p text:style-name="Standard"><text:s text:c="8"/>virtual void scan(std::istream &amp;is) = 0;</text:p>
      <text:p text:style-name="Standard">};</text:p>
      <text:p text:style-name="Standard">std::ostream&amp; operator &lt;&lt; (std::ostream&amp; os, const Figure&amp; fig);</text:p>
      <text:p text:style-name="Standard">std::istream&amp; operator &gt;&gt; (std::istream&amp; is, Figure&amp; fig);</text:p>
      <text:p text:style-name="P4">Figure.cpp<text:bookmark text:name="__DdeLink__2335_1509592092221"/></text:p>
      <text:p text:style-name="Standard"/>
      <text:p text:style-name="Standard">#include "Figure.h"</text:p>
      <text:p text:style-name="Standard"/>
      <text:p text:style-name="Standard">std::ostream&amp; operator &lt;&lt; (std::ostream&amp; os, const Figure&amp; fig) {</text:p>
      <text:p text:style-name="Standard"><text:s text:c="4"/>fig.print(os);</text:p>
      <text:p text:style-name="Standard"><text:s text:c="4"/>return os;</text:p>
      <text:p text:style-name="Standard">}</text:p>
      <text:p text:style-name="Standard"/>
      <text:p text:style-name="Standard">std::istream&amp; operator &gt;&gt; (std::istream&amp; is, Figure&amp; fig) {</text:p>
      <text:p text:style-name="Standard"><text:s text:c="4"/>fig.scan(is);</text:p>
      <text:p text:style-name="Standard"><text:s text:c="4"/>return is;</text:p>
      <text:p text:style-name="Standard">}</text:p>
      <text:p text:style-name="P5"><text:span text:style-name="T19">Point</text:span><text:span text:style-name="T20">.cpp</text:span></text:p>
      <text:p text:style-name="P13"/>
      <text:p text:style-name="Standard"/>
      <text:p text:style-name="Standard">#include &lt;numeric&gt;</text:p>
      <text:p text:style-name="Standard">#include &lt;iostream&gt;</text:p>
      <text:p text:style-name="Standard">#include &lt;vector&gt;</text:p>
      <text:p text:style-name="Standard">#include &lt;cmath&gt;</text:p>
      <text:p text:style-name="Standard">#include &lt;limits&gt;</text:p>
      <text:p text:style-name="Standard"><text:soft-page-break/>#include "Figure.h"</text:p>
      <text:p text:style-name="Standard">std::istream&amp; operator &gt;&gt; (std::istream&amp; is, Point&amp; p) {</text:p>
      <text:p text:style-name="Standard"><text:s text:c="2"/>return is &gt;&gt; p.x &gt;&gt; p.y;</text:p>
      <text:p text:style-name="Standard">}</text:p>
      <text:p text:style-name="Standard"/>
      <text:p text:style-name="Standard">std::ostream&amp; operator&lt;&lt; (std::ostream&amp; os, const Point&amp; p) {</text:p>
      <text:p text:style-name="Standard"><text:s text:c="2"/>return os &lt;&lt; p.x &lt;&lt; " " &lt;&lt; p.y;</text:p>
      <text:p text:style-name="Standard">}</text:p>
      <text:p text:style-name="Standard">Point operator+(Point left, Point right) {</text:p>
      <text:p text:style-name="Standard"><text:s text:c="4"/>Point p;</text:p>
      <text:p text:style-name="Standard"><text:s text:c="4"/>p.x = left.x+right.x;</text:p>
      <text:p text:style-name="Standard"><text:s text:c="4"/>p.y = left.y+right.y;</text:p>
      <text:p text:style-name="Standard"><text:s text:c="8"/>return p;</text:p>
      <text:p text:style-name="Standard"/>
      <text:p text:style-name="Standard">}</text:p>
      <text:p text:style-name="Standard">Point operator+(Point left, int right) {</text:p>
      <text:p text:style-name="Standard"><text:s text:c="4"/>Point p;</text:p>
      <text:p text:style-name="Standard"><text:s text:c="4"/>p.x = left.x+right;</text:p>
      <text:p text:style-name="Standard"><text:s text:c="4"/>p.y = left.y+right;</text:p>
      <text:p text:style-name="Standard"><text:s text:c="8"/>return p;</text:p>
      <text:p text:style-name="Standard"/>
      <text:p text:style-name="Standard">}</text:p>
      <text:p text:style-name="Standard">Point operator-(Point left, Point right) {</text:p>
      <text:p text:style-name="Standard"><text:s text:c="4"/>Point p;</text:p>
      <text:p text:style-name="Standard"><text:s text:c="4"/>p.x = left.x-right.x;</text:p>
      <text:p text:style-name="Standard"><text:s text:c="4"/>p.y = left.y-right.y;</text:p>
      <text:p text:style-name="Standard"><text:s text:c="8"/>return p;</text:p>
      <text:p text:style-name="Standard"/>
      <text:p text:style-name="Standard">}</text:p>
      <text:p text:style-name="Standard">Point operator-(Point left, double right) {</text:p>
      <text:p text:style-name="Standard"><text:s text:c="4"/>Point p;</text:p>
      <text:p text:style-name="Standard"><text:s text:c="4"/>p.x = left.x-right;</text:p>
      <text:p text:style-name="Standard"><text:s text:c="4"/>p.y = left.y-right;</text:p>
      <text:p text:style-name="Standard"><text:s text:c="8"/>return p;</text:p>
      <text:p text:style-name="Standard"/>
      <text:p text:style-name="Standard">}</text:p>
      <text:p text:style-name="Standard">Point operator/(Point left, double right) {</text:p>
      <text:p text:style-name="Standard"><text:s text:c="4"/>Point p;</text:p>
      <text:p text:style-name="Standard"><text:s text:c="4"/>p.x = left.x/right;</text:p>
      <text:p text:style-name="Standard"><text:s text:c="4"/>p.y = left.y/right;</text:p>
      <text:p text:style-name="Standard"><text:s text:c="8"/>return p;</text:p>
      <text:p text:style-name="Standard"/>
      <text:p text:style-name="Standard">}</text:p>
      <text:p text:style-name="Standard">Point operator*(Point left, double right) {</text:p>
      <text:p text:style-name="Standard"><text:s text:c="4"/>Point p;</text:p>
      <text:p text:style-name="Standard"><text:s text:c="4"/>p.x = left.x*right;</text:p>
      <text:p text:style-name="Standard"><text:s text:c="4"/>p.y = left.y*right;</text:p>
      <text:p text:style-name="Standard"><text:s text:c="4"/>return p;</text:p>
      <text:p text:style-name="Standard"><text:soft-page-break/>}</text:p>
      <text:p text:style-name="Standard">double length(Point left, Point right) {</text:p>
      <text:p text:style-name="Standard"><text:s text:c="4"/>return sqrt((left.x-right.x)*(left.x-right.x)+(left.y-right.y)*(left.y-right.y));</text:p>
      <text:p text:style-name="Standard">}</text:p>
      <text:p text:style-name="Standard">bool IsOrthogonal(Point a, Point b, Point c)</text:p>
      <text:p text:style-name="Standard">{</text:p>
      <text:p text:style-name="Standard"><text:s text:c="4"/>return (b.x - a.x) * (b.x - c.x) + (b.y - a.y) * (b.y - c.y) == 0;</text:p>
      <text:p text:style-name="Standard">}</text:p>
      <text:p text:style-name="Standard">bool IsParallel(Point a, Point b, Point c, Point d)</text:p>
      <text:p text:style-name="Standard">{</text:p>
      <text:p text:style-name="Standard"><text:s text:c="4"/>Point a1 = a-b; </text:p>
      <text:p text:style-name="Standard"><text:s text:c="4"/>Point a2 = c-d; <text:s/></text:p>
      <text:p text:style-name="Standard"><text:s text:c="4"/>return ((a1.x*a2.x+a1.y*a2.y)/(length(a,b)*length(c,d))&lt;=-1 || (a1.x*a2.x+a1.y*a2.y)/(length(a,b)*length(c,d))&gt;=1);</text:p>
      <text:p text:style-name="Standard">}</text:p>
      <text:p text:style-name="Standard">int IsRectangle(Point a, Point b, Point c, Point d)</text:p>
      <text:p text:style-name="Standard">{</text:p>
      <text:p text:style-name="Standard"><text:s text:c="4"/>return</text:p>
      <text:p text:style-name="Standard"><text:s text:c="8"/>IsOrthogonal(a, b, c) &amp;&amp;</text:p>
      <text:p text:style-name="Standard"><text:s text:c="8"/>IsOrthogonal(b, c, d) &amp;&amp;</text:p>
      <text:p text:style-name="Standard"><text:s text:c="8"/>IsOrthogonal(c, d, a);</text:p>
      <text:p text:style-name="Standard">}</text:p>
      <text:p text:style-name="P50">Google Tests:</text:p>
      <text:p text:style-name="P14"/>
      <text:p text:style-name="P14">#include "gtest/gtest.h"</text:p>
      <text:p text:style-name="P14">#include "../Rectangle.h"</text:p>
      <text:p text:style-name="P14"/>
      <text:p text:style-name="P14">TEST(Rectangle, getSquare)</text:p>
      <text:p text:style-name="P14">{</text:p>
      <text:p text:style-name="P14"><text:s text:c="4"/>double square;</text:p>
      <text:p text:style-name="P14"><text:s text:c="4"/>square = Rectangle({1.0,0.0},{5.0,0.0},{5.0,5.0},{1.0,5.0}).getSquare();</text:p>
      <text:p text:style-name="P14"><text:s text:c="4"/>ASSERT_NEAR(square, 20, 1.0e-11);</text:p>
      <text:p text:style-name="P14">#include "gtest/gtest.h"</text:p>
      <text:p text:style-name="P14">#include "../Trapeze.h"</text:p>
      <text:p text:style-name="P14"/>
      <text:p text:style-name="P14">TEST(Trapeze, getSquare)</text:p>
      <text:p text:style-name="P14">{</text:p>
      <text:p text:style-name="P14"><text:s text:c="4"/>double square;</text:p>
      <text:p text:style-name="P14"><text:s text:c="4"/>square = Trapeze({5.0,0.0},{10.0,0.0},{7.0,5.0},{10.0,5.0}).getSquare();</text:p>
      <text:p text:style-name="P14"><text:s text:c="4"/>ASSERT_NEAR(square, 20, 1.0e-11);</text:p>
      <text:p text:style-name="P14">}</text:p>
      <text:p text:style-name="P14">}</text:p>
      <text:p text:style-name="P14"/>
      <text:p text:style-name="P14"/>
      <text:p text:style-name="P41"/>
      <text:list xml:id="list190255607333600" text:continue-numbering="true" text:style-name="WWNum2">
        <text:list-item>
          <text:p text:style-name="P52">Вывод</text:p>
        </text:list-item>
      </text:list>
      <text:p text:style-name="P25"><text:tab/><text:span text:style-name="T15">В результате данной работы я научился работать с Cmake, создавать </text:span><text:soft-page-break/><text:span text:style-name="T15">базовые абстрактные классы и их классы наследники, а так же узнал больше о принципах объектно ориентированного программирования. Изучил</text:span></text:p>
      <text:p text:style-name="P2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1" svg:font-family="OpenSymbol" style:font-charset="x-symbol"/>
    <style:font-face style:name="Symbol" svg:font-family="Symbol" style:font-charset="x-symbol"/>
    <style:font-face style:name="OpenSymbol2" svg:font-family="OpenSymbol" style:font-adornments="Regular" style:font-pitch="variable" style:font-charset="x-symbol"/>
    <style:font-face style:name="DejaVu Sans Mono" svg:font-family="'DejaVu Sans Mono'"/>
    <style:font-face style:name="Droid Sans Mono" svg:font-family="'Droid Sans Mono', monospace, monospace, 'Droid Sans Fallback'"/>
    <style:font-face style:name="Arial" svg:font-family="Arial" style:font-family-generic="roman" style:font-pitch="variable"/>
    <style:font-face style:name="DejaVu Sans Mono1" svg:font-family="'DejaVu Sans Mono'" style:font-family-generic="roman" style:font-pitch="variable"/>
    <style:font-face style:name="Liberation Mono" svg:font-family="'Liberation Mono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Times New Roman" svg:font-family="'Times New Roman'" style:font-family-generic="roman" style:font-pitch="variable"/>
    <style:font-face style:name="TimesNewRoman" svg:font-family="TimesNewRoman" style:font-family-generic="roman" style:font-pitch="variable"/>
    <style:font-face style:name="AR PL SungtiL GB" svg:font-family="'AR PL SungtiL GB'" style:font-family-generic="system" style:font-pitch="variable"/>
    <style:font-face style:name="Arial1" svg:font-family="Arial" style:font-family-generic="system" style:font-pitch="variable"/>
    <style:font-face style:name="Liberation Mono1" svg:font-family="'Liberation Mono'" style:font-family-generic="system" style:font-pitch="variable"/>
    <style:font-face style:name="Lohit Devanagari" svg:font-family="'Lohit Devanagari'" style:font-family-generic="system" style:font-pitch="variable"/>
    <style:font-face style:name="OpenSymbol3" svg:font-family="OpenSymbol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Arial" fo:font-size="11pt" fo:language="ru" fo:country="none" style:letter-kerning="false" style:font-name-asian="Arial1" style:font-size-asian="10pt" style:language-asian="zh" style:country-asian="CN" style:font-name-complex="Arial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line-height="115%" fo:text-align="start" style:justify-single-word="false" fo:orphans="0" fo:widows="0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" style:class="text">
      <style:paragraph-properties fo:margin-top="0.706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20pt" fo:language="ru" fo:country="none" style:letter-kerning="false" style:font-name-asian="Arial1" style:font-family-asian="Arial" style:font-family-generic-asian="system" style:font-pitch-asian="variable" style:font-size-asian="20pt" style:language-asian="zh" style:country-asian="CN" style:font-name-complex="Arial1" style:font-family-complex="Arial" style:font-family-generic-complex="system" style:font-pitch-complex="variable" style:font-size-complex="20pt" style:language-complex="hi" style:country-complex="IN"/>
    </style:style>
    <style:style style:name="Heading_20_2" style:display-name="Heading 2" style:family="paragraph" style:parent-style-name="Standard" style:next-style-name="Standard" style:default-outline-level="" style:class="text">
      <style:paragraph-properties fo:margin-top="0.635cm" fo:margin-bottom="0.212cm" loext:contextual-spacing="false" fo:line-height="100%" fo:text-align="start" style:justify-single-word="false" fo:keep-together="always" fo:orphans="0" fo:widows="0" fo:keep-with-next="always" style:writing-mode="lr-tb"/>
      <style:text-properties style:use-window-font-color="true" style:font-name="Arial" fo:font-family="Arial" style:font-family-generic="roman" style:font-pitch="variable" fo:font-size="16pt" fo:language="ru" fo:country="none" fo:font-weight="normal" style:letter-kerning="false" style:font-name-asian="Arial1" style:font-family-asian="Arial" style:font-family-generic-asian="system" style:font-pitch-asian="variable" style:font-size-asian="16pt" style:language-asian="zh" style:country-asian="CN" style:font-weight-asian="normal" style:font-name-complex="Arial1" style:font-family-complex="Arial" style:font-family-generic-complex="system" style:font-pitch-complex="variable" style:font-size-complex="16pt" style:language-complex="hi" style:country-complex="IN"/>
    </style:style>
    <style:style style:name="Heading_20_3" style:display-name="Heading 3" style:family="paragraph" style:parent-style-name="Standard" style:next-style-name="Standard" style:default-outline-level="" style:class="text">
      <style:paragraph-properties fo:margin-top="0.56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434343" style:font-name="Arial" fo:font-family="Arial" style:font-family-generic="roman" style:font-pitch="variable" fo:font-size="14pt" fo:language="ru" fo:country="none" fo:font-weight="normal" style:letter-kerning="false" style:font-name-asian="Arial1" style:font-family-asian="Arial" style:font-family-generic-asian="system" style:font-pitch-asian="variable" style:font-size-asian="14pt" style:language-asian="zh" style:country-asian="CN" style:font-weight-asian="normal" style:font-name-complex="Arial1" style:font-family-complex="Arial" style:font-family-generic-complex="system" style:font-pitch-complex="variable" style:font-size-complex="14pt" style:language-complex="hi" style:country-complex="IN"/>
    </style:style>
    <style:style style:name="Heading_20_4" style:display-name="Heading 4" style:family="paragraph" style:parent-style-name="Standard" style:next-style-name="Standard" style:default-outline-level="" style:class="text">
      <style:paragraph-properties fo:margin-top="0.494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2pt" fo:language="ru" fo:country="none" style:letter-kerning="false" style:font-name-asian="Arial1" style:font-family-asian="Arial" style:font-family-generic-asian="system" style:font-pitch-asian="variable" style:font-size-asian="12pt" style:language-asian="zh" style:country-asian="CN" style:font-name-complex="Arial1" style:font-family-complex="Arial" style:font-family-generic-complex="system" style:font-pitch-complex="variable" style:font-size-complex="12pt" style:language-complex="hi" style:country-complex="IN"/>
    </style:style>
    <style:style style:name="Heading_20_5" style:display-name="Heading 5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Heading_20_6" style:display-name="Heading 6" style:family="paragraph" style:parent-style-name="Standard" style:next-style-name="Standard" style:default-outline-level="" style:class="text">
      <style:paragraph-properties fo:margin-top="0.423cm" fo:margin-bottom="0.141cm" loext:contextual-spacing="false" fo:line-height="100%" fo:text-align="start" style:justify-single-word="false" fo:keep-together="always" fo:orphans="0" fo:widows="0" fo:keep-with-next="always" style:writing-mode="lr-tb"/>
      <style:text-properties fo:color="#666666" style:font-name="Arial" fo:font-family="Arial" style:font-family-generic="roman" style:font-pitch="variable" fo:font-size="11pt" fo:language="ru" fo:country="none" fo:font-style="italic" style:letter-kerning="false" style:font-name-asian="Arial1" style:font-family-asian="Arial" style:font-family-generic-asian="system" style:font-pitch-asian="variable" style:font-size-asian="11pt" style:language-asian="zh" style:country-asian="CN" style:font-style-asian="italic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LO-normal" style:family="paragraph" style:default-outline-level="">
      <style:paragraph-properties fo:text-align="start" style:justify-single-word="false" fo:orphans="2" fo:widows="2" style:writing-mode="lr-tb"/>
      <style:text-properties style:use-window-font-color="true" style:font-name="Arial" fo:font-family="Arial" style:font-family-generic="roman" style:font-pitch="variable" fo:font-size="11pt" fo:language="ru" fo:country="none" style:letter-kerning="false" style:font-name-asian="Arial1" style:font-family-asian="Arial" style:font-family-generic-asian="system" style:font-pitch-asian="variable" style:font-size-asian="11pt" style:language-asian="zh" style:country-asian="CN" style:font-name-complex="Arial1" style:font-family-complex="Arial" style:font-family-generic-complex="system" style:font-pitch-complex="variable" style:font-size-complex="11pt" style:language-complex="hi" style:country-complex="IN"/>
    </style:style>
    <style:style style:name="Title" style:family="paragraph" style:parent-style-name="LO-normal" style:next-style-name="Standard" style:default-outline-level="" style:class="chapter">
      <style:paragraph-properties fo:margin-top="0cm" fo:margin-bottom="0.106cm" loext:contextual-spacing="false" fo:line-height="100%" fo:keep-together="always" fo:keep-with-next="always"/>
      <style:text-properties fo:font-size="26pt" style:font-size-asian="26pt" style:font-size-complex="26pt"/>
    </style:style>
    <style:style style:name="Subtitle" style:family="paragraph" style:parent-style-name="LO-normal" style:next-style-name="Standard" style:default-outline-level="" style:class="chapter">
      <style:paragraph-properties fo:margin-top="0cm" fo:margin-bottom="0.564cm" loext:contextual-spacing="false" fo:line-height="100%" fo:keep-together="always" fo:keep-with-next="always"/>
      <style:text-properties fo:color="#666666" style:font-name="Arial" fo:font-family="Arial" style:font-family-generic="roman" style:font-pitch="variable" fo:font-size="15pt" fo:font-style="normal" style:font-name-asian="Arial1" style:font-family-asian="Arial" style:font-family-generic-asian="system" style:font-pitch-asian="variable" style:font-size-asian="15pt" style:font-style-asian="normal" style:font-name-complex="Arial1" style:font-family-complex="Arial" style:font-family-generic-complex="system" style:font-pitch-complex="variable" style:font-size-complex="15pt"/>
    </style:style>
    <style:style style:name="Preformatted_20_Text" style:display-name="Preformatted Text" style:family="paragraph" style:parent-style-name="Standard" style:default-outline-level="" style:class="html">
      <style:paragraph-properties fo:margin-top="0cm" fo:margin-bottom="0cm" loext:contextual-spacing="false"/>
      <style:text-properties style:font-name="Liberation Mono" fo:font-family="'Liberation Mono'" style:font-family-generic="roman" style:font-pitch="variable" fo:font-size="10pt" style:font-name-asian="AR PL SungtiL GB" style:font-family-asian="'AR PL SungtiL GB'" style:font-family-generic-asian="system" style:font-pitch-asian="variable" style:font-size-asian="10pt" style:font-name-complex="Liberation Mono1" style:font-family-complex="'Liberation Mono'" style:font-family-generic-complex="system" style:font-pitch-complex="variable" style:font-size-complex="10pt"/>
    </style:style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3" style:font-family-asian="OpenSymbol" style:font-family-generic-asian="system" style:font-pitch-asian="variable" style:font-name-complex="OpenSymbol3" style:font-family-complex="OpenSymbol" style:font-family-generic-complex="system" style:font-pitch-complex="variable"/>
    </style:style>
    <style:style style:name="ListLabel_20_20" style:display-name="ListLabel 20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style:text-underline-style="none"/>
    </style:style>
    <style:style style:name="ListLabel_20_29" style:display-name="ListLabel 29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30" style:display-name="ListLabel 30" style:family="text">
      <style:text-properties style:text-underline-style="none"/>
    </style:style>
    <style:style style:name="ListLabel_20_31" style:display-name="ListLabel 31" style:family="text">
      <style:text-properties style:text-underline-style="none"/>
    </style:style>
    <style:style style:name="ListLabel_20_32" style:display-name="ListLabel 32" style:family="text">
      <style:text-properties style:text-underline-style="none"/>
    </style:style>
    <style:style style:name="ListLabel_20_33" style:display-name="ListLabel 33" style:family="text">
      <style:text-properties style:text-underline-style="none"/>
    </style:style>
    <style:style style:name="ListLabel_20_34" style:display-name="ListLabel 34" style:family="text">
      <style:text-properties style:text-underline-style="none"/>
    </style:style>
    <style:style style:name="ListLabel_20_35" style:display-name="ListLabel 35" style:family="text">
      <style:text-properties style:text-underline-style="none"/>
    </style:style>
    <style:style style:name="ListLabel_20_36" style:display-name="ListLabel 36" style:family="text">
      <style:text-properties style:text-underline-style="none"/>
    </style:style>
    <style:style style:name="ListLabel_20_37" style:display-name="ListLabel 37" style:family="text">
      <style:text-properties style:text-underline-style="none"/>
    </style:style>
    <style:style style:name="ListLabel_20_38" style:display-name="ListLabel 38" style:family="text">
      <style:text-properties style:font-name-complex="OpenSymbol3" style:font-family-complex="OpenSymbol" style:font-family-generic-complex="system" style:font-pitch-complex="variable"/>
    </style:style>
    <style:style style:name="ListLabel_20_39" style:display-name="ListLabel 39" style:family="text">
      <style:text-properties style:font-name-complex="OpenSymbol3" style:font-family-complex="OpenSymbol" style:font-family-generic-complex="system" style:font-pitch-complex="variable"/>
    </style:style>
    <style:style style:name="ListLabel_20_40" style:display-name="ListLabel 40" style:family="text">
      <style:text-properties style:font-name-complex="OpenSymbol3" style:font-family-complex="OpenSymbol" style:font-family-generic-complex="system" style:font-pitch-complex="variable"/>
    </style:style>
    <style:style style:name="ListLabel_20_41" style:display-name="ListLabel 41" style:family="text">
      <style:text-properties style:font-name-complex="OpenSymbol3" style:font-family-complex="OpenSymbol" style:font-family-generic-complex="system" style:font-pitch-complex="variable"/>
    </style:style>
    <style:style style:name="ListLabel_20_42" style:display-name="ListLabel 42" style:family="text">
      <style:text-properties style:font-name-complex="OpenSymbol3" style:font-family-complex="OpenSymbol" style:font-family-generic-complex="system" style:font-pitch-complex="variable"/>
    </style:style>
    <style:style style:name="ListLabel_20_43" style:display-name="ListLabel 43" style:family="text">
      <style:text-properties style:font-name-complex="OpenSymbol3" style:font-family-complex="OpenSymbol" style:font-family-generic-complex="system" style:font-pitch-complex="variable"/>
    </style:style>
    <style:style style:name="ListLabel_20_44" style:display-name="ListLabel 44" style:family="text">
      <style:text-properties style:font-name-complex="OpenSymbol3" style:font-family-complex="OpenSymbol" style:font-family-generic-complex="system" style:font-pitch-complex="variable"/>
    </style:style>
    <style:style style:name="ListLabel_20_45" style:display-name="ListLabel 45" style:family="text">
      <style:text-properties style:font-name-complex="OpenSymbol3" style:font-family-complex="OpenSymbol" style:font-family-generic-complex="system" style:font-pitch-complex="variable"/>
    </style:style>
    <style:style style:name="ListLabel_20_46" style:display-name="ListLabel 46" style:family="text">
      <style:text-properties style:font-name-complex="OpenSymbol3" style:font-family-complex="OpenSymbol" style:font-family-generic-complex="system" style:font-pitch-complex="variable"/>
    </style:style>
    <style:style style:name="ListLabel_20_47" style:display-name="ListLabel 47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48" style:display-name="ListLabel 48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49" style:display-name="ListLabel 49" style:family="text">
      <style:text-properties style:text-underline-style="none"/>
    </style:style>
    <style:style style:name="ListLabel_20_50" style:display-name="ListLabel 50" style:family="text">
      <style:text-properties style:text-underline-style="none"/>
    </style:style>
    <style:style style:name="ListLabel_20_51" style:display-name="ListLabel 51" style:family="text">
      <style:text-properties style:text-underline-style="none"/>
    </style:style>
    <style:style style:name="ListLabel_20_52" style:display-name="ListLabel 52" style:family="text">
      <style:text-properties style:text-underline-style="none"/>
    </style:style>
    <style:style style:name="ListLabel_20_53" style:display-name="ListLabel 53" style:family="text">
      <style:text-properties style:text-underline-style="none"/>
    </style:style>
    <style:style style:name="ListLabel_20_54" style:display-name="ListLabel 54" style:family="text">
      <style:text-properties style:text-underline-style="none"/>
    </style:style>
    <style:style style:name="ListLabel_20_55" style:display-name="ListLabel 55" style:family="text">
      <style:text-properties style:text-underline-style="none"/>
    </style:style>
    <style:style style:name="ListLabel_20_56" style:display-name="ListLabel 56" style:family="text">
      <style:text-properties style:text-underline-style="none"/>
    </style:style>
    <style:style style:name="ListLabel_20_57" style:display-name="ListLabel 57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58" style:display-name="ListLabel 58" style:family="text">
      <style:text-properties style:text-underline-style="none"/>
    </style:style>
    <style:style style:name="ListLabel_20_59" style:display-name="ListLabel 59" style:family="text">
      <style:text-properties style:text-underline-style="none"/>
    </style:style>
    <style:style style:name="ListLabel_20_60" style:display-name="ListLabel 60" style:family="text">
      <style:text-properties style:text-underline-style="none"/>
    </style:style>
    <style:style style:name="ListLabel_20_61" style:display-name="ListLabel 61" style:family="text">
      <style:text-properties style:text-underline-style="none"/>
    </style:style>
    <style:style style:name="ListLabel_20_62" style:display-name="ListLabel 62" style:family="text">
      <style:text-properties style:text-underline-style="none"/>
    </style:style>
    <style:style style:name="ListLabel_20_63" style:display-name="ListLabel 63" style:family="text">
      <style:text-properties style:text-underline-style="none"/>
    </style:style>
    <style:style style:name="ListLabel_20_64" style:display-name="ListLabel 64" style:family="text">
      <style:text-properties style:text-underline-style="none"/>
    </style:style>
    <style:style style:name="ListLabel_20_65" style:display-name="ListLabel 65" style:family="text">
      <style:text-properties style:text-underline-style="none"/>
    </style:style>
    <style:style style:name="ListLabel_20_66" style:display-name="ListLabel 66" style:family="text">
      <style:text-properties style:font-name-complex="OpenSymbol3" style:font-family-complex="OpenSymbol" style:font-family-generic-complex="system" style:font-pitch-complex="variable"/>
    </style:style>
    <style:style style:name="ListLabel_20_67" style:display-name="ListLabel 67" style:family="text">
      <style:text-properties style:font-name-complex="OpenSymbol3" style:font-family-complex="OpenSymbol" style:font-family-generic-complex="system" style:font-pitch-complex="variable"/>
    </style:style>
    <style:style style:name="ListLabel_20_68" style:display-name="ListLabel 68" style:family="text">
      <style:text-properties style:font-name-complex="OpenSymbol3" style:font-family-complex="OpenSymbol" style:font-family-generic-complex="system" style:font-pitch-complex="variable"/>
    </style:style>
    <style:style style:name="ListLabel_20_69" style:display-name="ListLabel 69" style:family="text">
      <style:text-properties style:font-name-complex="OpenSymbol3" style:font-family-complex="OpenSymbol" style:font-family-generic-complex="system" style:font-pitch-complex="variable"/>
    </style:style>
    <style:style style:name="ListLabel_20_70" style:display-name="ListLabel 70" style:family="text">
      <style:text-properties style:font-name-complex="OpenSymbol3" style:font-family-complex="OpenSymbol" style:font-family-generic-complex="system" style:font-pitch-complex="variable"/>
    </style:style>
    <style:style style:name="ListLabel_20_71" style:display-name="ListLabel 71" style:family="text">
      <style:text-properties style:font-name-complex="OpenSymbol3" style:font-family-complex="OpenSymbol" style:font-family-generic-complex="system" style:font-pitch-complex="variable"/>
    </style:style>
    <style:style style:name="ListLabel_20_72" style:display-name="ListLabel 72" style:family="text">
      <style:text-properties style:font-name-complex="OpenSymbol3" style:font-family-complex="OpenSymbol" style:font-family-generic-complex="system" style:font-pitch-complex="variable"/>
    </style:style>
    <style:style style:name="ListLabel_20_73" style:display-name="ListLabel 73" style:family="text">
      <style:text-properties style:font-name-complex="OpenSymbol3" style:font-family-complex="OpenSymbol" style:font-family-generic-complex="system" style:font-pitch-complex="variable"/>
    </style:style>
    <style:style style:name="ListLabel_20_74" style:display-name="ListLabel 74" style:family="text">
      <style:text-properties style:font-name-complex="OpenSymbol3" style:font-family-complex="OpenSymbol" style:font-family-generic-complex="system" style:font-pitch-complex="variable"/>
    </style:style>
    <style:style style:name="ListLabel_20_75" style:display-name="ListLabel 75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style:style style:name="ListLabel_20_76" style:display-name="ListLabel 76" style:family="text">
      <style:text-properties style:font-name="Times New Roman" fo:font-family="'Times New Roman'" style:font-family-generic="roman" style:font-pitch="variable" fo:font-size="14pt" style:text-underline-style="none" style:font-size-asian="14pt"/>
    </style:style>
    <style:style style:name="ListLabel_20_77" style:display-name="ListLabel 77" style:family="text">
      <style:text-properties style:text-underline-style="none"/>
    </style:style>
    <style:style style:name="ListLabel_20_78" style:display-name="ListLabel 78" style:family="text">
      <style:text-properties style:text-underline-style="none"/>
    </style:style>
    <style:style style:name="ListLabel_20_79" style:display-name="ListLabel 79" style:family="text">
      <style:text-properties style:text-underline-style="none"/>
    </style:style>
    <style:style style:name="ListLabel_20_80" style:display-name="ListLabel 80" style:family="text">
      <style:text-properties style:text-underline-style="none"/>
    </style:style>
    <style:style style:name="ListLabel_20_81" style:display-name="ListLabel 81" style:family="text">
      <style:text-properties style:text-underline-style="none"/>
    </style:style>
    <style:style style:name="ListLabel_20_82" style:display-name="ListLabel 82" style:family="text">
      <style:text-properties style:text-underline-style="none"/>
    </style:style>
    <style:style style:name="ListLabel_20_83" style:display-name="ListLabel 83" style:family="text">
      <style:text-properties style:text-underline-style="none"/>
    </style:style>
    <style:style style:name="ListLabel_20_84" style:display-name="ListLabel 84" style:family="text">
      <style:text-properties style:text-underline-style="none"/>
    </style:style>
    <style:style style:name="ListLabel_20_85" style:display-name="ListLabel 85" style:family="text">
      <style:text-properties style:font-name="Times New Roman" fo:font-family="'Times New Roman'" style:font-family-generic="roman" style:font-pitch="variable" fo:font-size="14pt" style:text-underline-style="none" fo:font-weight="bold" style:font-size-asian="14pt" style:font-weight-asian="bold"/>
    </style:style>
    <style:style style:name="ListLabel_20_86" style:display-name="ListLabel 86" style:family="text">
      <style:text-properties style:text-underline-style="none"/>
    </style:style>
    <style:style style:name="ListLabel_20_87" style:display-name="ListLabel 87" style:family="text">
      <style:text-properties style:text-underline-style="none"/>
    </style:style>
    <style:style style:name="ListLabel_20_88" style:display-name="ListLabel 88" style:family="text">
      <style:text-properties style:text-underline-style="none"/>
    </style:style>
    <style:style style:name="ListLabel_20_89" style:display-name="ListLabel 89" style:family="text">
      <style:text-properties style:text-underline-style="none"/>
    </style:style>
    <style:style style:name="ListLabel_20_90" style:display-name="ListLabel 90" style:family="text">
      <style:text-properties style:text-underline-style="none"/>
    </style:style>
    <style:style style:name="ListLabel_20_91" style:display-name="ListLabel 91" style:family="text">
      <style:text-properties style:text-underline-style="none"/>
    </style:style>
    <style:style style:name="ListLabel_20_92" style:display-name="ListLabel 92" style:family="text">
      <style:text-properties style:text-underline-style="none"/>
    </style:style>
    <style:style style:name="ListLabel_20_93" style:display-name="ListLabel 93" style:family="text">
      <style:text-properties style:text-underline-style="none"/>
    </style:style>
    <style:style style:name="ListLabel_20_94" style:display-name="ListLabel 94" style:family="text">
      <style:text-properties style:font-name-complex="OpenSymbol3" style:font-family-complex="OpenSymbol" style:font-family-generic-complex="system" style:font-pitch-complex="variable"/>
    </style:style>
    <style:style style:name="ListLabel_20_95" style:display-name="ListLabel 95" style:family="text">
      <style:text-properties style:font-name-complex="OpenSymbol3" style:font-family-complex="OpenSymbol" style:font-family-generic-complex="system" style:font-pitch-complex="variable"/>
    </style:style>
    <style:style style:name="ListLabel_20_96" style:display-name="ListLabel 96" style:family="text">
      <style:text-properties style:font-name-complex="OpenSymbol3" style:font-family-complex="OpenSymbol" style:font-family-generic-complex="system" style:font-pitch-complex="variable"/>
    </style:style>
    <style:style style:name="ListLabel_20_97" style:display-name="ListLabel 97" style:family="text">
      <style:text-properties style:font-name-complex="OpenSymbol3" style:font-family-complex="OpenSymbol" style:font-family-generic-complex="system" style:font-pitch-complex="variable"/>
    </style:style>
    <style:style style:name="ListLabel_20_98" style:display-name="ListLabel 98" style:family="text">
      <style:text-properties style:font-name-complex="OpenSymbol3" style:font-family-complex="OpenSymbol" style:font-family-generic-complex="system" style:font-pitch-complex="variable"/>
    </style:style>
    <style:style style:name="ListLabel_20_99" style:display-name="ListLabel 99" style:family="text">
      <style:text-properties style:font-name-complex="OpenSymbol3" style:font-family-complex="OpenSymbol" style:font-family-generic-complex="system" style:font-pitch-complex="variable"/>
    </style:style>
    <style:style style:name="ListLabel_20_100" style:display-name="ListLabel 100" style:family="text">
      <style:text-properties style:font-name-complex="OpenSymbol3" style:font-family-complex="OpenSymbol" style:font-family-generic-complex="system" style:font-pitch-complex="variable"/>
    </style:style>
    <style:style style:name="ListLabel_20_101" style:display-name="ListLabel 101" style:family="text">
      <style:text-properties style:font-name-complex="OpenSymbol3" style:font-family-complex="OpenSymbol" style:font-family-generic-complex="system" style:font-pitch-complex="variable"/>
    </style:style>
    <style:style style:name="ListLabel_20_102" style:display-name="ListLabel 102" style:family="text">
      <style:text-properties style:font-name-complex="OpenSymbol3" style:font-family-complex="OpenSymbol" style:font-family-generic-complex="system" style:font-pitch-complex="variable"/>
    </style:style>
    <style:style style:name="ListLabel_20_103" style:display-name="ListLabel 103" style:family="text">
      <style:text-properties fo:color="#1155cc" style:font-name="Times New Roman" fo:font-family="'Times New Roman'" style:font-family-generic="roman" style:font-pitch="variable" fo:font-size="14pt" style:text-underline-style="solid" style:text-underline-width="auto" style:text-underline-color="font-color" style:font-name-asian="Times New Roman1" style:font-family-asian="'Times New Roman'" style:font-family-generic-asian="system" style:font-pitch-asian="variable" style:font-size-asian="14pt" style:font-name-complex="Times New Roman1" style:font-family-complex="'Times New Roman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76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77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78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79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0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81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82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83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84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85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8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87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3.81cm"/>
        </style:list-level-properties>
      </text:list-level-style-number>
      <text:list-level-style-number text:level="4" text:style-name="ListLabel_20_88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8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90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7.62cm"/>
        </style:list-level-properties>
      </text:list-level-style-number>
      <text:list-level-style-number text:level="7" text:style-name="ListLabel_20_91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9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93" style:num-suffix="." style:num-format="i">
        <style:list-level-properties text:list-level-position-and-space-mode="label-alignment" fo:text-align="end">
          <style:list-level-label-alignment text:label-followed-by="listtab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94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95" style:num-suffix="◦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2"/>
      </text:list-level-style-bullet>
      <text:list-level-style-bullet text:level="3" text:style-name="ListLabel_20_96" style:num-suffix="▪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2"/>
      </text:list-level-style-bullet>
      <text:list-level-style-bullet text:level="4" text:style-name="ListLabel_20_97" style:num-suffix="" text:bullet-char="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ymbol"/>
      </text:list-level-style-bullet>
      <text:list-level-style-bullet text:level="5" text:style-name="ListLabel_20_98" style:num-suffix="◦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2"/>
      </text:list-level-style-bullet>
      <text:list-level-style-bullet text:level="6" text:style-name="ListLabel_20_99" style:num-suffix="▪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2"/>
      </text:list-level-style-bullet>
      <text:list-level-style-bullet text:level="7" text:style-name="ListLabel_20_100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8" text:style-name="ListLabel_20_101" style:num-suffix="◦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2"/>
      </text:list-level-style-bullet>
      <text:list-level-style-bullet text:level="9" text:style-name="ListLabel_20_102" style:num-suffix="▪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2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.54cm" fo:margin-bottom="2.54cm" fo:margin-left="2.54cm" fo:margin-right="2.54cm" style:writing-mode="lr-tb" style:layout-grid-color="#c0c0c0" style:layout-grid-lines="139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language>ru-RU</dc:language>
    <meta:editing-cycles>28</meta:editing-cycles>
    <meta:editing-duration>PT46M1S</meta:editing-duration>
    <meta:generator>LibreOffice/6.0.7.3$Linux_X86_64 LibreOffice_project/00m0$Build-3</meta:generator>
    <meta:creation-date>2019-11-08T14:13:44.167106425</meta:creation-date>
    <dc:date>2019-11-08T19:02:54.452639038</dc:date>
    <meta:document-statistic meta:table-count="0" meta:image-count="0" meta:object-count="0" meta:page-count="14" meta:paragraph-count="470" meta:word-count="1798" meta:character-count="13880" meta:non-whitespace-character-count="10547"/>
  </office:meta>
</office:document-meta>
</file>